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4" table:default-cell-style-name="Default"/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[.B1]+1" office:value-type="float" office:value="-4" calcext:value-type="float">
            <text:p>-4</text:p>
          </table:table-cell>
          <table:table-cell table:formula="of:=[.C1]+1" office:value-type="float" office:value="-3" calcext:value-type="float">
            <text:p>-3</text:p>
          </table:table-cell>
          <table:table-cell table:formula="of:=[.D1]+1" office:value-type="float" office:value="-2" calcext:value-type="float">
            <text:p>-2</text:p>
          </table:table-cell>
          <table:table-cell table:formula="of:=[.E1]+1" office:value-type="float" office:value="-1" calcext:value-type="float">
            <text:p>-1</text:p>
          </table:table-cell>
          <table:table-cell table:formula="of:=[.F1]+1" office:value-type="float" office:value="0" calcext:value-type="float">
            <text:p>0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3" calcext:value-type="float">
            <text:p>3</text:p>
          </table:table-cell>
          <table:table-cell table:formula="of:=[.J1]+1" office:value-type="float" office:value="4" calcext:value-type="float">
            <text:p>4</text:p>
          </table:table-cell>
          <table:table-cell table:formula="of:=[.K1]+1" office:value-type="float" office:value="5" calcext:value-type="float">
            <text:p>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U1]+1" office:value-type="float" office:value="-4" calcext:value-type="float">
            <text:p>-4</text:p>
          </table:table-cell>
          <table:table-cell table:formula="of:=[.V1]+1" office:value-type="float" office:value="-3" calcext:value-type="float">
            <text:p>-3</text:p>
          </table:table-cell>
          <table:table-cell table:formula="of:=[.W1]+1" office:value-type="float" office:value="-2" calcext:value-type="float">
            <text:p>-2</text:p>
          </table:table-cell>
          <table:table-cell table:formula="of:=[.X1]+1" office:value-type="float" office:value="-1" calcext:value-type="float">
            <text:p>-1</text:p>
          </table:table-cell>
          <table:table-cell table:formula="of:=[.Y1]+1" office:value-type="float" office:value="0" calcext:value-type="float">
            <text:p>0</text:p>
          </table:table-cell>
          <table:table-cell table:formula="of:=[.Z1]+1" office:value-type="float" office:value="1" calcext:value-type="float">
            <text:p>1</text:p>
          </table:table-cell>
          <table:table-cell table:formula="of:=[.AA1]+1" office:value-type="float" office:value="2" calcext:value-type="float">
            <text:p>2</text:p>
          </table:table-cell>
          <table:table-cell table:formula="of:=[.AB1]+1" office:value-type="float" office:value="3" calcext:value-type="float">
            <text:p>3</text:p>
          </table:table-cell>
          <table:table-cell table:formula="of:=[.AC1]+1" office:value-type="float" office:value="4" calcext:value-type="float">
            <text:p>4</text:p>
          </table:table-cell>
          <table:table-cell table:formula="of:=[.AD1]+1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IF(MOD([.$O$2]*[.B$1]*[.B$1]+[.$A2]*[.$A2]; [.$O$1])=MOD(1+[.$O$3]*[.B$1]*[.B$1]*[.$A2]*[.$A2]; [.$O$1]); &quot;+&quot;; &quot;&quot;)">
            <text:p/>
          </table:table-cell>
          <table:table-cell table:style-name="ce1" table:formula="of:=IF(MOD([.$O$2]*[.C$1]*[.C$1]+[.$A2]*[.$A2]; [.$O$1])=MOD(1+[.$O$3]*[.C$1]*[.C$1]*[.$A2]*[.$A2]; [.$O$1]); &quot;+&quot;; &quot;&quot;)">
            <text:p/>
          </table:table-cell>
          <table:table-cell table:style-name="ce1" table:formula="of:=IF(MOD([.$O$2]*[.D$1]*[.D$1]+[.$A2]*[.$A2]; [.$O$1])=MOD(1+[.$O$3]*[.D$1]*[.D$1]*[.$A2]*[.$A2]; [.$O$1]); &quot;+&quot;; &quot;&quot;)">
            <text:p/>
          </table:table-cell>
          <table:table-cell table:style-name="ce1" table:formula="of:=IF(MOD([.$O$2]*[.E$1]*[.E$1]+[.$A2]*[.$A2]; [.$O$1])=MOD(1+[.$O$3]*[.E$1]*[.E$1]*[.$A2]*[.$A2]; [.$O$1]); &quot;+&quot;; &quot;&quot;)" office:value-type="string" office:string-value="+" calcext:value-type="string">
            <text:p>+</text:p>
          </table:table-cell>
          <table:table-cell table:style-name="ce1" table:formula="of:=IF(MOD([.$O$2]*[.F$1]*[.F$1]+[.$A2]*[.$A2]; [.$O$1])=MOD(1+[.$O$3]*[.F$1]*[.F$1]*[.$A2]*[.$A2]; [.$O$1]); &quot;+&quot;; &quot;&quot;)">
            <text:p/>
          </table:table-cell>
          <table:table-cell table:style-name="ce1" table:formula="of:=IF(MOD([.$O$2]*[.G$1]*[.G$1]+[.$A2]*[.$A2]; [.$O$1])=MOD(1+[.$O$3]*[.G$1]*[.G$1]*[.$A2]*[.$A2]; [.$O$1]); &quot;+&quot;; &quot;&quot;)">
            <text:p/>
          </table:table-cell>
          <table:table-cell table:style-name="ce1" table:formula="of:=IF(MOD([.$O$2]*[.H$1]*[.H$1]+[.$A2]*[.$A2]; [.$O$1])=MOD(1+[.$O$3]*[.H$1]*[.H$1]*[.$A2]*[.$A2]; [.$O$1]); &quot;+&quot;; &quot;&quot;)">
            <text:p/>
          </table:table-cell>
          <table:table-cell table:style-name="ce1" table:formula="of:=IF(MOD([.$O$2]*[.I$1]*[.I$1]+[.$A2]*[.$A2]; [.$O$1])=MOD(1+[.$O$3]*[.I$1]*[.I$1]*[.$A2]*[.$A2]; [.$O$1]); &quot;+&quot;; &quot;&quot;)" office:value-type="string" office:string-value="+" calcext:value-type="string">
            <text:p>+</text:p>
          </table:table-cell>
          <table:table-cell table:style-name="ce1" table:formula="of:=IF(MOD([.$O$2]*[.J$1]*[.J$1]+[.$A2]*[.$A2]; [.$O$1])=MOD(1+[.$O$3]*[.J$1]*[.J$1]*[.$A2]*[.$A2]; [.$O$1]); &quot;+&quot;; &quot;&quot;)">
            <text:p/>
          </table:table-cell>
          <table:table-cell table:style-name="ce1" table:formula="of:=IF(MOD([.$O$2]*[.K$1]*[.K$1]+[.$A2]*[.$A2]; [.$O$1])=MOD(1+[.$O$3]*[.K$1]*[.K$1]*[.$A2]*[.$A2]; [.$O$1]); &quot;+&quot;; &quot;&quot;)">
            <text:p/>
          </table:table-cell>
          <table:table-cell table:style-name="ce1" table:formula="of:=IF(MOD([.$O$2]*[.L$1]*[.L$1]+[.$A2]*[.$A2]; [.$O$1])=MOD(1+[.$O$3]*[.L$1]*[.L$1]*[.$A2]*[.$A2]; [.$O$1]); &quot;+&quot;; &quot;&quot;)">
            <text:p/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style-name="ce1" table:formula="of:=IF(MOD([.$T2]*[.$T2]; [.$S$1])=MOD([.U$1]*[.U$1]*[.U$1]+[.$S$2]*[.U$1]+[.$S$3]; [.$S$1]); &quot;+&quot;; &quot;&quot;)">
            <text:p/>
          </table:table-cell>
          <table:table-cell table:style-name="ce1" table:formula="of:=IF(MOD([.$T2]*[.$T2]; [.$S$1])=MOD([.V$1]*[.V$1]*[.V$1]+[.$S$2]*[.V$1]+[.$S$3]; [.$S$1]); &quot;+&quot;; &quot;&quot;)">
            <text:p/>
          </table:table-cell>
          <table:table-cell table:style-name="ce1" table:formula="of:=IF(MOD([.$T2]*[.$T2]; [.$S$1])=MOD([.W$1]*[.W$1]*[.W$1]+[.$S$2]*[.W$1]+[.$S$3]; [.$S$1]); &quot;+&quot;; &quot;&quot;)">
            <text:p/>
          </table:table-cell>
          <table:table-cell table:style-name="ce1" table:formula="of:=IF(MOD([.$T2]*[.$T2]; [.$S$1])=MOD([.X$1]*[.X$1]*[.X$1]+[.$S$2]*[.X$1]+[.$S$3]; [.$S$1]); &quot;+&quot;; &quot;&quot;)">
            <text:p/>
          </table:table-cell>
          <table:table-cell table:style-name="ce1" table:formula="of:=IF(MOD([.$T2]*[.$T2]; [.$S$1])=MOD([.Y$1]*[.Y$1]*[.Y$1]+[.$S$2]*[.Y$1]+[.$S$3]; [.$S$1]); &quot;+&quot;; &quot;&quot;)">
            <text:p/>
          </table:table-cell>
          <table:table-cell table:style-name="ce1" table:formula="of:=IF(MOD([.$T2]*[.$T2]; [.$S$1])=MOD([.Z$1]*[.Z$1]*[.Z$1]+[.$S$2]*[.Z$1]+[.$S$3]; [.$S$1]); &quot;+&quot;; &quot;&quot;)">
            <text:p/>
          </table:table-cell>
          <table:table-cell table:style-name="ce1" table:formula="of:=IF(MOD([.$T2]*[.$T2]; [.$S$1])=MOD([.AA$1]*[.AA$1]*[.AA$1]+[.$S$2]*[.AA$1]+[.$S$3]; [.$S$1]); &quot;+&quot;; &quot;&quot;)">
            <text:p/>
          </table:table-cell>
          <table:table-cell table:style-name="ce1" table:formula="of:=IF(MOD([.$T2]*[.$T2]; [.$S$1])=MOD([.AB$1]*[.AB$1]*[.AB$1]+[.$S$2]*[.AB$1]+[.$S$3]; [.$S$1]); &quot;+&quot;; &quot;&quot;)" office:value-type="string" office:string-value="+" calcext:value-type="string">
            <text:p>+</text:p>
          </table:table-cell>
          <table:table-cell table:style-name="ce1" table:formula="of:=IF(MOD([.$T2]*[.$T2]; [.$S$1])=MOD([.AC$1]*[.AC$1]*[.AC$1]+[.$S$2]*[.AC$1]+[.$S$3]; [.$S$1]); &quot;+&quot;; &quot;&quot;)">
            <text:p/>
          </table:table-cell>
          <table:table-cell table:style-name="ce1" table:formula="of:=IF(MOD([.$T2]*[.$T2]; [.$S$1])=MOD([.AD$1]*[.AD$1]*[.AD$1]+[.$S$2]*[.AD$1]+[.$S$3]; [.$S$1]); &quot;+&quot;; &quot;&quot;)">
            <text:p/>
          </table:table-cell>
          <table:table-cell table:style-name="ce1" table:formula="of:=IF(MOD([.$T2]*[.$T2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2]-1" office:value-type="float" office:value="4" calcext:value-type="float">
            <text:p>4</text:p>
          </table:table-cell>
          <table:table-cell table:style-name="ce1" table:formula="of:=IF(MOD([.$O$2]*[.B$1]*[.B$1]+[.$A3]*[.$A3]; [.$O$1])=MOD(1+[.$O$3]*[.B$1]*[.B$1]*[.$A3]*[.$A3]; [.$O$1]); &quot;+&quot;; &quot;&quot;)">
            <text:p/>
          </table:table-cell>
          <table:table-cell table:style-name="ce1" table:formula="of:=IF(MOD([.$O$2]*[.C$1]*[.C$1]+[.$A3]*[.$A3]; [.$O$1])=MOD(1+[.$O$3]*[.C$1]*[.C$1]*[.$A3]*[.$A3]; [.$O$1]); &quot;+&quot;; &quot;&quot;)">
            <text:p/>
          </table:table-cell>
          <table:table-cell table:style-name="ce1" table:formula="of:=IF(MOD([.$O$2]*[.D$1]*[.D$1]+[.$A3]*[.$A3]; [.$O$1])=MOD(1+[.$O$3]*[.D$1]*[.D$1]*[.$A3]*[.$A3]; [.$O$1]); &quot;+&quot;; &quot;&quot;)">
            <text:p/>
          </table:table-cell>
          <table:table-cell table:style-name="ce1" table:formula="of:=IF(MOD([.$O$2]*[.E$1]*[.E$1]+[.$A3]*[.$A3]; [.$O$1])=MOD(1+[.$O$3]*[.E$1]*[.E$1]*[.$A3]*[.$A3]; [.$O$1]); &quot;+&quot;; &quot;&quot;)">
            <text:p/>
          </table:table-cell>
          <table:table-cell table:style-name="ce1" table:formula="of:=IF(MOD([.$O$2]*[.F$1]*[.F$1]+[.$A3]*[.$A3]; [.$O$1])=MOD(1+[.$O$3]*[.F$1]*[.F$1]*[.$A3]*[.$A3]; [.$O$1]); &quot;+&quot;; &quot;&quot;)">
            <text:p/>
          </table:table-cell>
          <table:table-cell table:style-name="ce1" table:formula="of:=IF(MOD([.$O$2]*[.G$1]*[.G$1]+[.$A3]*[.$A3]; [.$O$1])=MOD(1+[.$O$3]*[.G$1]*[.G$1]*[.$A3]*[.$A3]; [.$O$1]); &quot;+&quot;; &quot;&quot;)">
            <text:p/>
          </table:table-cell>
          <table:table-cell table:style-name="ce1" table:formula="of:=IF(MOD([.$O$2]*[.H$1]*[.H$1]+[.$A3]*[.$A3]; [.$O$1])=MOD(1+[.$O$3]*[.H$1]*[.H$1]*[.$A3]*[.$A3]; [.$O$1]); &quot;+&quot;; &quot;&quot;)">
            <text:p/>
          </table:table-cell>
          <table:table-cell table:style-name="ce1" table:formula="of:=IF(MOD([.$O$2]*[.I$1]*[.I$1]+[.$A3]*[.$A3]; [.$O$1])=MOD(1+[.$O$3]*[.I$1]*[.I$1]*[.$A3]*[.$A3]; [.$O$1]); &quot;+&quot;; &quot;&quot;)">
            <text:p/>
          </table:table-cell>
          <table:table-cell table:style-name="ce1" table:formula="of:=IF(MOD([.$O$2]*[.J$1]*[.J$1]+[.$A3]*[.$A3]; [.$O$1])=MOD(1+[.$O$3]*[.J$1]*[.J$1]*[.$A3]*[.$A3]; [.$O$1]); &quot;+&quot;; &quot;&quot;)">
            <text:p/>
          </table:table-cell>
          <table:table-cell table:style-name="ce1" table:formula="of:=IF(MOD([.$O$2]*[.K$1]*[.K$1]+[.$A3]*[.$A3]; [.$O$1])=MOD(1+[.$O$3]*[.K$1]*[.K$1]*[.$A3]*[.$A3]; [.$O$1]); &quot;+&quot;; &quot;&quot;)">
            <text:p/>
          </table:table-cell>
          <table:table-cell table:style-name="ce1" table:formula="of:=IF(MOD([.$O$2]*[.L$1]*[.L$1]+[.$A3]*[.$A3]; [.$O$1])=MOD(1+[.$O$3]*[.L$1]*[.L$1]*[.$A3]*[.$A3]; [.$O$1]); &quot;+&quot;; &quot;&quot;)">
            <text:p/>
          </table:table-cell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.T2]+1" office:value-type="float" office:value="-4" calcext:value-type="float">
            <text:p>-4</text:p>
          </table:table-cell>
          <table:table-cell table:style-name="ce1" table:formula="of:=IF(MOD([.$T3]*[.$T3]; [.$S$1])=MOD([.U$1]*[.U$1]*[.U$1]+[.$S$2]*[.U$1]+[.$S$3]; [.$S$1]); &quot;+&quot;; &quot;&quot;)">
            <text:p/>
          </table:table-cell>
          <table:table-cell table:style-name="ce1" table:formula="of:=IF(MOD([.$T3]*[.$T3]; [.$S$1])=MOD([.V$1]*[.V$1]*[.V$1]+[.$S$2]*[.V$1]+[.$S$3]; [.$S$1]); &quot;+&quot;; &quot;&quot;)">
            <text:p/>
          </table:table-cell>
          <table:table-cell table:style-name="ce1" table:formula="of:=IF(MOD([.$T3]*[.$T3]; [.$S$1])=MOD([.W$1]*[.W$1]*[.W$1]+[.$S$2]*[.W$1]+[.$S$3]; [.$S$1]); &quot;+&quot;; &quot;&quot;)">
            <text:p/>
          </table:table-cell>
          <table:table-cell table:style-name="ce1" table:formula="of:=IF(MOD([.$T3]*[.$T3]; [.$S$1])=MOD([.X$1]*[.X$1]*[.X$1]+[.$S$2]*[.X$1]+[.$S$3]; [.$S$1]); &quot;+&quot;; &quot;&quot;)">
            <text:p/>
          </table:table-cell>
          <table:table-cell table:style-name="ce1" table:formula="of:=IF(MOD([.$T3]*[.$T3]; [.$S$1])=MOD([.Y$1]*[.Y$1]*[.Y$1]+[.$S$2]*[.Y$1]+[.$S$3]; [.$S$1]); &quot;+&quot;; &quot;&quot;)" office:value-type="string" office:string-value="+" calcext:value-type="string">
            <text:p>+</text:p>
          </table:table-cell>
          <table:table-cell table:style-name="ce1" table:formula="of:=IF(MOD([.$T3]*[.$T3]; [.$S$1])=MOD([.Z$1]*[.Z$1]*[.Z$1]+[.$S$2]*[.Z$1]+[.$S$3]; [.$S$1]); &quot;+&quot;; &quot;&quot;)">
            <text:p/>
          </table:table-cell>
          <table:table-cell table:style-name="ce1" table:formula="of:=IF(MOD([.$T3]*[.$T3]; [.$S$1])=MOD([.AA$1]*[.AA$1]*[.AA$1]+[.$S$2]*[.AA$1]+[.$S$3]; [.$S$1]); &quot;+&quot;; &quot;&quot;)">
            <text:p/>
          </table:table-cell>
          <table:table-cell table:style-name="ce1" table:formula="of:=IF(MOD([.$T3]*[.$T3]; [.$S$1])=MOD([.AB$1]*[.AB$1]*[.AB$1]+[.$S$2]*[.AB$1]+[.$S$3]; [.$S$1]); &quot;+&quot;; &quot;&quot;)">
            <text:p/>
          </table:table-cell>
          <table:table-cell table:style-name="ce1" table:formula="of:=IF(MOD([.$T3]*[.$T3]; [.$S$1])=MOD([.AC$1]*[.AC$1]*[.AC$1]+[.$S$2]*[.AC$1]+[.$S$3]; [.$S$1]); &quot;+&quot;; &quot;&quot;)">
            <text:p/>
          </table:table-cell>
          <table:table-cell table:style-name="ce1" table:formula="of:=IF(MOD([.$T3]*[.$T3]; [.$S$1])=MOD([.AD$1]*[.AD$1]*[.AD$1]+[.$S$2]*[.AD$1]+[.$S$3]; [.$S$1]); &quot;+&quot;; &quot;&quot;)">
            <text:p/>
          </table:table-cell>
          <table:table-cell table:style-name="ce1" table:formula="of:=IF(MOD([.$T3]*[.$T3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3]-1" office:value-type="float" office:value="3" calcext:value-type="float">
            <text:p>3</text:p>
          </table:table-cell>
          <table:table-cell table:style-name="ce1" table:formula="of:=IF(MOD([.$O$2]*[.B$1]*[.B$1]+[.$A4]*[.$A4]; [.$O$1])=MOD(1+[.$O$3]*[.B$1]*[.B$1]*[.$A4]*[.$A4]; [.$O$1]); &quot;+&quot;; &quot;&quot;)">
            <text:p/>
          </table:table-cell>
          <table:table-cell table:style-name="ce1" table:formula="of:=IF(MOD([.$O$2]*[.C$1]*[.C$1]+[.$A4]*[.$A4]; [.$O$1])=MOD(1+[.$O$3]*[.C$1]*[.C$1]*[.$A4]*[.$A4]; [.$O$1]); &quot;+&quot;; &quot;&quot;)">
            <text:p/>
          </table:table-cell>
          <table:table-cell table:style-name="ce1" table:formula="of:=IF(MOD([.$O$2]*[.D$1]*[.D$1]+[.$A4]*[.$A4]; [.$O$1])=MOD(1+[.$O$3]*[.D$1]*[.D$1]*[.$A4]*[.$A4]; [.$O$1]); &quot;+&quot;; &quot;&quot;)">
            <text:p/>
          </table:table-cell>
          <table:table-cell table:style-name="ce1" table:formula="of:=IF(MOD([.$O$2]*[.E$1]*[.E$1]+[.$A4]*[.$A4]; [.$O$1])=MOD(1+[.$O$3]*[.E$1]*[.E$1]*[.$A4]*[.$A4]; [.$O$1]); &quot;+&quot;; &quot;&quot;)">
            <text:p/>
          </table:table-cell>
          <table:table-cell table:style-name="ce1" table:formula="of:=IF(MOD([.$O$2]*[.F$1]*[.F$1]+[.$A4]*[.$A4]; [.$O$1])=MOD(1+[.$O$3]*[.F$1]*[.F$1]*[.$A4]*[.$A4]; [.$O$1]); &quot;+&quot;; &quot;&quot;)">
            <text:p/>
          </table:table-cell>
          <table:table-cell table:style-name="ce1" table:formula="of:=IF(MOD([.$O$2]*[.G$1]*[.G$1]+[.$A4]*[.$A4]; [.$O$1])=MOD(1+[.$O$3]*[.G$1]*[.G$1]*[.$A4]*[.$A4]; [.$O$1]); &quot;+&quot;; &quot;&quot;)">
            <text:p/>
          </table:table-cell>
          <table:table-cell table:style-name="ce1" table:formula="of:=IF(MOD([.$O$2]*[.H$1]*[.H$1]+[.$A4]*[.$A4]; [.$O$1])=MOD(1+[.$O$3]*[.H$1]*[.H$1]*[.$A4]*[.$A4]; [.$O$1]); &quot;+&quot;; &quot;&quot;)">
            <text:p/>
          </table:table-cell>
          <table:table-cell table:style-name="ce1" table:formula="of:=IF(MOD([.$O$2]*[.I$1]*[.I$1]+[.$A4]*[.$A4]; [.$O$1])=MOD(1+[.$O$3]*[.I$1]*[.I$1]*[.$A4]*[.$A4]; [.$O$1]); &quot;+&quot;; &quot;&quot;)">
            <text:p/>
          </table:table-cell>
          <table:table-cell table:style-name="ce1" table:formula="of:=IF(MOD([.$O$2]*[.J$1]*[.J$1]+[.$A4]*[.$A4]; [.$O$1])=MOD(1+[.$O$3]*[.J$1]*[.J$1]*[.$A4]*[.$A4]; [.$O$1]); &quot;+&quot;; &quot;&quot;)">
            <text:p/>
          </table:table-cell>
          <table:table-cell table:style-name="ce1" table:formula="of:=IF(MOD([.$O$2]*[.K$1]*[.K$1]+[.$A4]*[.$A4]; [.$O$1])=MOD(1+[.$O$3]*[.K$1]*[.K$1]*[.$A4]*[.$A4]; [.$O$1]); &quot;+&quot;; &quot;&quot;)">
            <text:p/>
          </table:table-cell>
          <table:table-cell table:style-name="ce1" table:formula="of:=IF(MOD([.$O$2]*[.L$1]*[.L$1]+[.$A4]*[.$A4]; [.$O$1])=MOD(1+[.$O$3]*[.L$1]*[.L$1]*[.$A4]*[.$A4]; [.$O$1]); &quot;+&quot;; &quot;&quot;)">
            <text:p/>
          </table:table-cell>
          <table:table-cell table:number-columns-repeated="7"/>
          <table:table-cell table:formula="of:=[.T3]+1" office:value-type="float" office:value="-3" calcext:value-type="float">
            <text:p>-3</text:p>
          </table:table-cell>
          <table:table-cell table:style-name="ce1" table:formula="of:=IF(MOD([.$T4]*[.$T4]; [.$S$1])=MOD([.U$1]*[.U$1]*[.U$1]+[.$S$2]*[.U$1]+[.$S$3]; [.$S$1]); &quot;+&quot;; &quot;&quot;)">
            <text:p/>
          </table:table-cell>
          <table:table-cell table:style-name="ce1" table:formula="of:=IF(MOD([.$T4]*[.$T4]; [.$S$1])=MOD([.V$1]*[.V$1]*[.V$1]+[.$S$2]*[.V$1]+[.$S$3]; [.$S$1]); &quot;+&quot;; &quot;&quot;)">
            <text:p/>
          </table:table-cell>
          <table:table-cell table:style-name="ce1" table:formula="of:=IF(MOD([.$T4]*[.$T4]; [.$S$1])=MOD([.W$1]*[.W$1]*[.W$1]+[.$S$2]*[.W$1]+[.$S$3]; [.$S$1]); &quot;+&quot;; &quot;&quot;)">
            <text:p/>
          </table:table-cell>
          <table:table-cell table:style-name="ce1" table:formula="of:=IF(MOD([.$T4]*[.$T4]; [.$S$1])=MOD([.X$1]*[.X$1]*[.X$1]+[.$S$2]*[.X$1]+[.$S$3]; [.$S$1]); &quot;+&quot;; &quot;&quot;)" office:value-type="string" office:string-value="+" calcext:value-type="string">
            <text:p>+</text:p>
          </table:table-cell>
          <table:table-cell table:style-name="ce1" table:formula="of:=IF(MOD([.$T4]*[.$T4]; [.$S$1])=MOD([.Y$1]*[.Y$1]*[.Y$1]+[.$S$2]*[.Y$1]+[.$S$3]; [.$S$1]); &quot;+&quot;; &quot;&quot;)">
            <text:p/>
          </table:table-cell>
          <table:table-cell table:style-name="ce1" table:formula="of:=IF(MOD([.$T4]*[.$T4]; [.$S$1])=MOD([.Z$1]*[.Z$1]*[.Z$1]+[.$S$2]*[.Z$1]+[.$S$3]; [.$S$1]); &quot;+&quot;; &quot;&quot;)">
            <text:p/>
          </table:table-cell>
          <table:table-cell table:style-name="ce1" table:formula="of:=IF(MOD([.$T4]*[.$T4]; [.$S$1])=MOD([.AA$1]*[.AA$1]*[.AA$1]+[.$S$2]*[.AA$1]+[.$S$3]; [.$S$1]); &quot;+&quot;; &quot;&quot;)">
            <text:p/>
          </table:table-cell>
          <table:table-cell table:style-name="ce1" table:formula="of:=IF(MOD([.$T4]*[.$T4]; [.$S$1])=MOD([.AB$1]*[.AB$1]*[.AB$1]+[.$S$2]*[.AB$1]+[.$S$3]; [.$S$1]); &quot;+&quot;; &quot;&quot;)">
            <text:p/>
          </table:table-cell>
          <table:table-cell table:style-name="ce1" table:formula="of:=IF(MOD([.$T4]*[.$T4]; [.$S$1])=MOD([.AC$1]*[.AC$1]*[.AC$1]+[.$S$2]*[.AC$1]+[.$S$3]; [.$S$1]); &quot;+&quot;; &quot;&quot;)">
            <text:p/>
          </table:table-cell>
          <table:table-cell table:style-name="ce1" table:formula="of:=IF(MOD([.$T4]*[.$T4]; [.$S$1])=MOD([.AD$1]*[.AD$1]*[.AD$1]+[.$S$2]*[.AD$1]+[.$S$3]; [.$S$1]); &quot;+&quot;; &quot;&quot;)">
            <text:p/>
          </table:table-cell>
          <table:table-cell table:style-name="ce1" table:formula="of:=IF(MOD([.$T4]*[.$T4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4]-1" office:value-type="float" office:value="2" calcext:value-type="float">
            <text:p>2</text:p>
          </table:table-cell>
          <table:table-cell table:style-name="ce1" table:formula="of:=IF(MOD([.$O$2]*[.B$1]*[.B$1]+[.$A5]*[.$A5]; [.$O$1])=MOD(1+[.$O$3]*[.B$1]*[.B$1]*[.$A5]*[.$A5]; [.$O$1]); &quot;+&quot;; &quot;&quot;)" office:value-type="string" office:string-value="+" calcext:value-type="string">
            <text:p>+</text:p>
          </table:table-cell>
          <table:table-cell table:style-name="ce1" table:formula="of:=IF(MOD([.$O$2]*[.C$1]*[.C$1]+[.$A5]*[.$A5]; [.$O$1])=MOD(1+[.$O$3]*[.C$1]*[.C$1]*[.$A5]*[.$A5]; [.$O$1]); &quot;+&quot;; &quot;&quot;)">
            <text:p/>
          </table:table-cell>
          <table:table-cell table:style-name="ce1" table:formula="of:=IF(MOD([.$O$2]*[.D$1]*[.D$1]+[.$A5]*[.$A5]; [.$O$1])=MOD(1+[.$O$3]*[.D$1]*[.D$1]*[.$A5]*[.$A5]; [.$O$1]); &quot;+&quot;; &quot;&quot;)">
            <text:p/>
          </table:table-cell>
          <table:table-cell table:style-name="ce1" table:formula="of:=IF(MOD([.$O$2]*[.E$1]*[.E$1]+[.$A5]*[.$A5]; [.$O$1])=MOD(1+[.$O$3]*[.E$1]*[.E$1]*[.$A5]*[.$A5]; [.$O$1]); &quot;+&quot;; &quot;&quot;)">
            <text:p/>
          </table:table-cell>
          <table:table-cell table:style-name="ce1" table:formula="of:=IF(MOD([.$O$2]*[.F$1]*[.F$1]+[.$A5]*[.$A5]; [.$O$1])=MOD(1+[.$O$3]*[.F$1]*[.F$1]*[.$A5]*[.$A5]; [.$O$1]); &quot;+&quot;; &quot;&quot;)">
            <text:p/>
          </table:table-cell>
          <table:table-cell table:style-name="ce1" table:formula="of:=IF(MOD([.$O$2]*[.G$1]*[.G$1]+[.$A5]*[.$A5]; [.$O$1])=MOD(1+[.$O$3]*[.G$1]*[.G$1]*[.$A5]*[.$A5]; [.$O$1]); &quot;+&quot;; &quot;&quot;)">
            <text:p/>
          </table:table-cell>
          <table:table-cell table:style-name="ce1" table:formula="of:=IF(MOD([.$O$2]*[.H$1]*[.H$1]+[.$A5]*[.$A5]; [.$O$1])=MOD(1+[.$O$3]*[.H$1]*[.H$1]*[.$A5]*[.$A5]; [.$O$1]); &quot;+&quot;; &quot;&quot;)">
            <text:p/>
          </table:table-cell>
          <table:table-cell table:style-name="ce1" table:formula="of:=IF(MOD([.$O$2]*[.I$1]*[.I$1]+[.$A5]*[.$A5]; [.$O$1])=MOD(1+[.$O$3]*[.I$1]*[.I$1]*[.$A5]*[.$A5]; [.$O$1]); &quot;+&quot;; &quot;&quot;)">
            <text:p/>
          </table:table-cell>
          <table:table-cell table:style-name="ce1" table:formula="of:=IF(MOD([.$O$2]*[.J$1]*[.J$1]+[.$A5]*[.$A5]; [.$O$1])=MOD(1+[.$O$3]*[.J$1]*[.J$1]*[.$A5]*[.$A5]; [.$O$1]); &quot;+&quot;; &quot;&quot;)">
            <text:p/>
          </table:table-cell>
          <table:table-cell table:style-name="ce1" table:formula="of:=IF(MOD([.$O$2]*[.K$1]*[.K$1]+[.$A5]*[.$A5]; [.$O$1])=MOD(1+[.$O$3]*[.K$1]*[.K$1]*[.$A5]*[.$A5]; [.$O$1]); &quot;+&quot;; &quot;&quot;)">
            <text:p/>
          </table:table-cell>
          <table:table-cell table:style-name="ce1" table:formula="of:=IF(MOD([.$O$2]*[.L$1]*[.L$1]+[.$A5]*[.$A5]; [.$O$1])=MOD(1+[.$O$3]*[.L$1]*[.L$1]*[.$A5]*[.$A5]; [.$O$1]); &quot;+&quot;; &quot;&quot;)" office:value-type="string" office:string-value="+" calcext:value-type="string">
            <text:p>+</text:p>
          </table:table-cell>
          <table:table-cell table:number-columns-repeated="7"/>
          <table:table-cell table:formula="of:=[.T4]+1" office:value-type="float" office:value="-2" calcext:value-type="float">
            <text:p>-2</text:p>
          </table:table-cell>
          <table:table-cell table:style-name="ce1" table:formula="of:=IF(MOD([.$T5]*[.$T5]; [.$S$1])=MOD([.U$1]*[.U$1]*[.U$1]+[.$S$2]*[.U$1]+[.$S$3]; [.$S$1]); &quot;+&quot;; &quot;&quot;)">
            <text:p/>
          </table:table-cell>
          <table:table-cell table:style-name="ce1" table:formula="of:=IF(MOD([.$T5]*[.$T5]; [.$S$1])=MOD([.V$1]*[.V$1]*[.V$1]+[.$S$2]*[.V$1]+[.$S$3]; [.$S$1]); &quot;+&quot;; &quot;&quot;)">
            <text:p/>
          </table:table-cell>
          <table:table-cell table:style-name="ce1" table:formula="of:=IF(MOD([.$T5]*[.$T5]; [.$S$1])=MOD([.W$1]*[.W$1]*[.W$1]+[.$S$2]*[.W$1]+[.$S$3]; [.$S$1]); &quot;+&quot;; &quot;&quot;)">
            <text:p/>
          </table:table-cell>
          <table:table-cell table:style-name="ce1" table:formula="of:=IF(MOD([.$T5]*[.$T5]; [.$S$1])=MOD([.X$1]*[.X$1]*[.X$1]+[.$S$2]*[.X$1]+[.$S$3]; [.$S$1]); &quot;+&quot;; &quot;&quot;)">
            <text:p/>
          </table:table-cell>
          <table:table-cell table:style-name="ce1" table:formula="of:=IF(MOD([.$T5]*[.$T5]; [.$S$1])=MOD([.Y$1]*[.Y$1]*[.Y$1]+[.$S$2]*[.Y$1]+[.$S$3]; [.$S$1]); &quot;+&quot;; &quot;&quot;)">
            <text:p/>
          </table:table-cell>
          <table:table-cell table:style-name="ce1" table:formula="of:=IF(MOD([.$T5]*[.$T5]; [.$S$1])=MOD([.Z$1]*[.Z$1]*[.Z$1]+[.$S$2]*[.Z$1]+[.$S$3]; [.$S$1]); &quot;+&quot;; &quot;&quot;)">
            <text:p/>
          </table:table-cell>
          <table:table-cell table:style-name="ce1" table:formula="of:=IF(MOD([.$T5]*[.$T5]; [.$S$1])=MOD([.AA$1]*[.AA$1]*[.AA$1]+[.$S$2]*[.AA$1]+[.$S$3]; [.$S$1]); &quot;+&quot;; &quot;&quot;)">
            <text:p/>
          </table:table-cell>
          <table:table-cell table:style-name="ce1" table:formula="of:=IF(MOD([.$T5]*[.$T5]; [.$S$1])=MOD([.AB$1]*[.AB$1]*[.AB$1]+[.$S$2]*[.AB$1]+[.$S$3]; [.$S$1]); &quot;+&quot;; &quot;&quot;)">
            <text:p/>
          </table:table-cell>
          <table:table-cell table:style-name="ce1" table:formula="of:=IF(MOD([.$T5]*[.$T5]; [.$S$1])=MOD([.AC$1]*[.AC$1]*[.AC$1]+[.$S$2]*[.AC$1]+[.$S$3]; [.$S$1]); &quot;+&quot;; &quot;&quot;)">
            <text:p/>
          </table:table-cell>
          <table:table-cell table:style-name="ce1" table:formula="of:=IF(MOD([.$T5]*[.$T5]; [.$S$1])=MOD([.AD$1]*[.AD$1]*[.AD$1]+[.$S$2]*[.AD$1]+[.$S$3]; [.$S$1]); &quot;+&quot;; &quot;&quot;)" office:value-type="string" office:string-value="+" calcext:value-type="string">
            <text:p>+</text:p>
          </table:table-cell>
          <table:table-cell table:style-name="ce1" table:formula="of:=IF(MOD([.$T5]*[.$T5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5]-1" office:value-type="float" office:value="1" calcext:value-type="float">
            <text:p>1</text:p>
          </table:table-cell>
          <table:table-cell table:style-name="ce1" table:formula="of:=IF(MOD([.$O$2]*[.B$1]*[.B$1]+[.$A6]*[.$A6]; [.$O$1])=MOD(1+[.$O$3]*[.B$1]*[.B$1]*[.$A6]*[.$A6]; [.$O$1]); &quot;+&quot;; &quot;&quot;)">
            <text:p/>
          </table:table-cell>
          <table:table-cell table:style-name="ce1" table:formula="of:=IF(MOD([.$O$2]*[.C$1]*[.C$1]+[.$A6]*[.$A6]; [.$O$1])=MOD(1+[.$O$3]*[.C$1]*[.C$1]*[.$A6]*[.$A6]; [.$O$1]); &quot;+&quot;; &quot;&quot;)">
            <text:p/>
          </table:table-cell>
          <table:table-cell table:style-name="ce1" table:formula="of:=IF(MOD([.$O$2]*[.D$1]*[.D$1]+[.$A6]*[.$A6]; [.$O$1])=MOD(1+[.$O$3]*[.D$1]*[.D$1]*[.$A6]*[.$A6]; [.$O$1]); &quot;+&quot;; &quot;&quot;)">
            <text:p/>
          </table:table-cell>
          <table:table-cell table:style-name="ce1" table:formula="of:=IF(MOD([.$O$2]*[.E$1]*[.E$1]+[.$A6]*[.$A6]; [.$O$1])=MOD(1+[.$O$3]*[.E$1]*[.E$1]*[.$A6]*[.$A6]; [.$O$1]); &quot;+&quot;; &quot;&quot;)">
            <text:p/>
          </table:table-cell>
          <table:table-cell table:style-name="ce1" table:formula="of:=IF(MOD([.$O$2]*[.F$1]*[.F$1]+[.$A6]*[.$A6]; [.$O$1])=MOD(1+[.$O$3]*[.F$1]*[.F$1]*[.$A6]*[.$A6]; [.$O$1]); &quot;+&quot;; &quot;&quot;)">
            <text:p/>
          </table:table-cell>
          <table:table-cell table:style-name="ce1" table:formula="of:=IF(MOD([.$O$2]*[.G$1]*[.G$1]+[.$A6]*[.$A6]; [.$O$1])=MOD(1+[.$O$3]*[.G$1]*[.G$1]*[.$A6]*[.$A6]; [.$O$1]); &quot;+&quot;; &quot;&quot;)" office:value-type="string" office:string-value="+" calcext:value-type="string">
            <text:p>+</text:p>
          </table:table-cell>
          <table:table-cell table:style-name="ce1" table:formula="of:=IF(MOD([.$O$2]*[.H$1]*[.H$1]+[.$A6]*[.$A6]; [.$O$1])=MOD(1+[.$O$3]*[.H$1]*[.H$1]*[.$A6]*[.$A6]; [.$O$1]); &quot;+&quot;; &quot;&quot;)">
            <text:p/>
          </table:table-cell>
          <table:table-cell table:style-name="ce1" table:formula="of:=IF(MOD([.$O$2]*[.I$1]*[.I$1]+[.$A6]*[.$A6]; [.$O$1])=MOD(1+[.$O$3]*[.I$1]*[.I$1]*[.$A6]*[.$A6]; [.$O$1]); &quot;+&quot;; &quot;&quot;)">
            <text:p/>
          </table:table-cell>
          <table:table-cell table:style-name="ce1" table:formula="of:=IF(MOD([.$O$2]*[.J$1]*[.J$1]+[.$A6]*[.$A6]; [.$O$1])=MOD(1+[.$O$3]*[.J$1]*[.J$1]*[.$A6]*[.$A6]; [.$O$1]); &quot;+&quot;; &quot;&quot;)">
            <text:p/>
          </table:table-cell>
          <table:table-cell table:style-name="ce1" table:formula="of:=IF(MOD([.$O$2]*[.K$1]*[.K$1]+[.$A6]*[.$A6]; [.$O$1])=MOD(1+[.$O$3]*[.K$1]*[.K$1]*[.$A6]*[.$A6]; [.$O$1]); &quot;+&quot;; &quot;&quot;)">
            <text:p/>
          </table:table-cell>
          <table:table-cell table:style-name="ce1" table:formula="of:=IF(MOD([.$O$2]*[.L$1]*[.L$1]+[.$A6]*[.$A6]; [.$O$1])=MOD(1+[.$O$3]*[.L$1]*[.L$1]*[.$A6]*[.$A6]; [.$O$1]); &quot;+&quot;; &quot;&quot;)">
            <text:p/>
          </table:table-cell>
          <table:table-cell table:number-columns-repeated="7"/>
          <table:table-cell table:formula="of:=[.T5]+1" office:value-type="float" office:value="-1" calcext:value-type="float">
            <text:p>-1</text:p>
          </table:table-cell>
          <table:table-cell table:style-name="ce1" table:formula="of:=IF(MOD([.$T6]*[.$T6]; [.$S$1])=MOD([.U$1]*[.U$1]*[.U$1]+[.$S$2]*[.U$1]+[.$S$3]; [.$S$1]); &quot;+&quot;; &quot;&quot;)">
            <text:p/>
          </table:table-cell>
          <table:table-cell table:style-name="ce1" table:formula="of:=IF(MOD([.$T6]*[.$T6]; [.$S$1])=MOD([.V$1]*[.V$1]*[.V$1]+[.$S$2]*[.V$1]+[.$S$3]; [.$S$1]); &quot;+&quot;; &quot;&quot;)">
            <text:p/>
          </table:table-cell>
          <table:table-cell table:style-name="ce1" table:formula="of:=IF(MOD([.$T6]*[.$T6]; [.$S$1])=MOD([.W$1]*[.W$1]*[.W$1]+[.$S$2]*[.W$1]+[.$S$3]; [.$S$1]); &quot;+&quot;; &quot;&quot;)" office:value-type="string" office:string-value="+" calcext:value-type="string">
            <text:p>+</text:p>
          </table:table-cell>
          <table:table-cell table:style-name="ce1" table:formula="of:=IF(MOD([.$T6]*[.$T6]; [.$S$1])=MOD([.X$1]*[.X$1]*[.X$1]+[.$S$2]*[.X$1]+[.$S$3]; [.$S$1]); &quot;+&quot;; &quot;&quot;)">
            <text:p/>
          </table:table-cell>
          <table:table-cell table:style-name="ce1" table:formula="of:=IF(MOD([.$T6]*[.$T6]; [.$S$1])=MOD([.Y$1]*[.Y$1]*[.Y$1]+[.$S$2]*[.Y$1]+[.$S$3]; [.$S$1]); &quot;+&quot;; &quot;&quot;)">
            <text:p/>
          </table:table-cell>
          <table:table-cell table:style-name="ce1" table:formula="of:=IF(MOD([.$T6]*[.$T6]; [.$S$1])=MOD([.Z$1]*[.Z$1]*[.Z$1]+[.$S$2]*[.Z$1]+[.$S$3]; [.$S$1]); &quot;+&quot;; &quot;&quot;)">
            <text:p/>
          </table:table-cell>
          <table:table-cell table:style-name="ce1" table:formula="of:=IF(MOD([.$T6]*[.$T6]; [.$S$1])=MOD([.AA$1]*[.AA$1]*[.AA$1]+[.$S$2]*[.AA$1]+[.$S$3]; [.$S$1]); &quot;+&quot;; &quot;&quot;)">
            <text:p/>
          </table:table-cell>
          <table:table-cell table:style-name="ce1" table:formula="of:=IF(MOD([.$T6]*[.$T6]; [.$S$1])=MOD([.AB$1]*[.AB$1]*[.AB$1]+[.$S$2]*[.AB$1]+[.$S$3]; [.$S$1]); &quot;+&quot;; &quot;&quot;)">
            <text:p/>
          </table:table-cell>
          <table:table-cell table:style-name="ce1" table:formula="of:=IF(MOD([.$T6]*[.$T6]; [.$S$1])=MOD([.AC$1]*[.AC$1]*[.AC$1]+[.$S$2]*[.AC$1]+[.$S$3]; [.$S$1]); &quot;+&quot;; &quot;&quot;)">
            <text:p/>
          </table:table-cell>
          <table:table-cell table:style-name="ce1" table:formula="of:=IF(MOD([.$T6]*[.$T6]; [.$S$1])=MOD([.AD$1]*[.AD$1]*[.AD$1]+[.$S$2]*[.AD$1]+[.$S$3]; [.$S$1]); &quot;+&quot;; &quot;&quot;)">
            <text:p/>
          </table:table-cell>
          <table:table-cell table:style-name="ce1" table:formula="of:=IF(MOD([.$T6]*[.$T6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6]-1" office:value-type="float" office:value="0" calcext:value-type="float">
            <text:p>0</text:p>
          </table:table-cell>
          <table:table-cell table:style-name="ce1" table:formula="of:=IF(MOD([.$O$2]*[.B$1]*[.B$1]+[.$A7]*[.$A7]; [.$O$1])=MOD(1+[.$O$3]*[.B$1]*[.B$1]*[.$A7]*[.$A7]; [.$O$1]); &quot;+&quot;; &quot;&quot;)">
            <text:p/>
          </table:table-cell>
          <table:table-cell table:style-name="ce1" table:formula="of:=IF(MOD([.$O$2]*[.C$1]*[.C$1]+[.$A7]*[.$A7]; [.$O$1])=MOD(1+[.$O$3]*[.C$1]*[.C$1]*[.$A7]*[.$A7]; [.$O$1]); &quot;+&quot;; &quot;&quot;)">
            <text:p/>
          </table:table-cell>
          <table:table-cell table:style-name="ce1" table:formula="of:=IF(MOD([.$O$2]*[.D$1]*[.D$1]+[.$A7]*[.$A7]; [.$O$1])=MOD(1+[.$O$3]*[.D$1]*[.D$1]*[.$A7]*[.$A7]; [.$O$1]); &quot;+&quot;; &quot;&quot;)">
            <text:p/>
          </table:table-cell>
          <table:table-cell table:style-name="ce1" table:formula="of:=IF(MOD([.$O$2]*[.E$1]*[.E$1]+[.$A7]*[.$A7]; [.$O$1])=MOD(1+[.$O$3]*[.E$1]*[.E$1]*[.$A7]*[.$A7]; [.$O$1]); &quot;+&quot;; &quot;&quot;)">
            <text:p/>
          </table:table-cell>
          <table:table-cell table:style-name="ce1" table:formula="of:=IF(MOD([.$O$2]*[.F$1]*[.F$1]+[.$A7]*[.$A7]; [.$O$1])=MOD(1+[.$O$3]*[.F$1]*[.F$1]*[.$A7]*[.$A7]; [.$O$1]); &quot;+&quot;; &quot;&quot;)" office:value-type="string" office:string-value="+" calcext:value-type="string">
            <text:p>+</text:p>
          </table:table-cell>
          <table:table-cell table:style-name="ce1" table:formula="of:=IF(MOD([.$O$2]*[.G$1]*[.G$1]+[.$A7]*[.$A7]; [.$O$1])=MOD(1+[.$O$3]*[.G$1]*[.G$1]*[.$A7]*[.$A7]; [.$O$1]); &quot;+&quot;; &quot;&quot;)">
            <text:p/>
          </table:table-cell>
          <table:table-cell table:style-name="ce1" table:formula="of:=IF(MOD([.$O$2]*[.H$1]*[.H$1]+[.$A7]*[.$A7]; [.$O$1])=MOD(1+[.$O$3]*[.H$1]*[.H$1]*[.$A7]*[.$A7]; [.$O$1]); &quot;+&quot;; &quot;&quot;)" office:value-type="string" office:string-value="+" calcext:value-type="string">
            <text:p>+</text:p>
          </table:table-cell>
          <table:table-cell table:style-name="ce1" table:formula="of:=IF(MOD([.$O$2]*[.I$1]*[.I$1]+[.$A7]*[.$A7]; [.$O$1])=MOD(1+[.$O$3]*[.I$1]*[.I$1]*[.$A7]*[.$A7]; [.$O$1]); &quot;+&quot;; &quot;&quot;)">
            <text:p/>
          </table:table-cell>
          <table:table-cell table:style-name="ce1" table:formula="of:=IF(MOD([.$O$2]*[.J$1]*[.J$1]+[.$A7]*[.$A7]; [.$O$1])=MOD(1+[.$O$3]*[.J$1]*[.J$1]*[.$A7]*[.$A7]; [.$O$1]); &quot;+&quot;; &quot;&quot;)">
            <text:p/>
          </table:table-cell>
          <table:table-cell table:style-name="ce1" table:formula="of:=IF(MOD([.$O$2]*[.K$1]*[.K$1]+[.$A7]*[.$A7]; [.$O$1])=MOD(1+[.$O$3]*[.K$1]*[.K$1]*[.$A7]*[.$A7]; [.$O$1]); &quot;+&quot;; &quot;&quot;)">
            <text:p/>
          </table:table-cell>
          <table:table-cell table:style-name="ce1" table:formula="of:=IF(MOD([.$O$2]*[.L$1]*[.L$1]+[.$A7]*[.$A7]; [.$O$1])=MOD(1+[.$O$3]*[.L$1]*[.L$1]*[.$A7]*[.$A7]; [.$O$1]); &quot;+&quot;; &quot;&quot;)">
            <text:p/>
          </table:table-cell>
          <table:table-cell table:number-columns-repeated="7"/>
          <table:table-cell table:formula="of:=[.T6]+1" office:value-type="float" office:value="0" calcext:value-type="float">
            <text:p>0</text:p>
          </table:table-cell>
          <table:table-cell table:style-name="ce1" table:formula="of:=IF(MOD([.$T7]*[.$T7]; [.$S$1])=MOD([.U$1]*[.U$1]*[.U$1]+[.$S$2]*[.U$1]+[.$S$3]; [.$S$1]); &quot;+&quot;; &quot;&quot;)">
            <text:p/>
          </table:table-cell>
          <table:table-cell table:style-name="ce1" table:formula="of:=IF(MOD([.$T7]*[.$T7]; [.$S$1])=MOD([.V$1]*[.V$1]*[.V$1]+[.$S$2]*[.V$1]+[.$S$3]; [.$S$1]); &quot;+&quot;; &quot;&quot;)">
            <text:p/>
          </table:table-cell>
          <table:table-cell table:style-name="ce1" table:formula="of:=IF(MOD([.$T7]*[.$T7]; [.$S$1])=MOD([.W$1]*[.W$1]*[.W$1]+[.$S$2]*[.W$1]+[.$S$3]; [.$S$1]); &quot;+&quot;; &quot;&quot;)">
            <text:p/>
          </table:table-cell>
          <table:table-cell table:style-name="ce1" table:formula="of:=IF(MOD([.$T7]*[.$T7]; [.$S$1])=MOD([.X$1]*[.X$1]*[.X$1]+[.$S$2]*[.X$1]+[.$S$3]; [.$S$1]); &quot;+&quot;; &quot;&quot;)">
            <text:p/>
          </table:table-cell>
          <table:table-cell table:style-name="ce1" table:formula="of:=IF(MOD([.$T7]*[.$T7]; [.$S$1])=MOD([.Y$1]*[.Y$1]*[.Y$1]+[.$S$2]*[.Y$1]+[.$S$3]; [.$S$1]); &quot;+&quot;; &quot;&quot;)">
            <text:p/>
          </table:table-cell>
          <table:table-cell table:style-name="ce1" table:formula="of:=IF(MOD([.$T7]*[.$T7]; [.$S$1])=MOD([.Z$1]*[.Z$1]*[.Z$1]+[.$S$2]*[.Z$1]+[.$S$3]; [.$S$1]); &quot;+&quot;; &quot;&quot;)">
            <text:p/>
          </table:table-cell>
          <table:table-cell table:style-name="ce1" table:formula="of:=IF(MOD([.$T7]*[.$T7]; [.$S$1])=MOD([.AA$1]*[.AA$1]*[.AA$1]+[.$S$2]*[.AA$1]+[.$S$3]; [.$S$1]); &quot;+&quot;; &quot;&quot;)">
            <text:p/>
          </table:table-cell>
          <table:table-cell table:style-name="ce1" table:formula="of:=IF(MOD([.$T7]*[.$T7]; [.$S$1])=MOD([.AB$1]*[.AB$1]*[.AB$1]+[.$S$2]*[.AB$1]+[.$S$3]; [.$S$1]); &quot;+&quot;; &quot;&quot;)">
            <text:p/>
          </table:table-cell>
          <table:table-cell table:style-name="ce1" table:formula="of:=IF(MOD([.$T7]*[.$T7]; [.$S$1])=MOD([.AC$1]*[.AC$1]*[.AC$1]+[.$S$2]*[.AC$1]+[.$S$3]; [.$S$1]); &quot;+&quot;; &quot;&quot;)" office:value-type="string" office:string-value="+" calcext:value-type="string">
            <text:p>+</text:p>
          </table:table-cell>
          <table:table-cell table:style-name="ce1" table:formula="of:=IF(MOD([.$T7]*[.$T7]; [.$S$1])=MOD([.AD$1]*[.AD$1]*[.AD$1]+[.$S$2]*[.AD$1]+[.$S$3]; [.$S$1]); &quot;+&quot;; &quot;&quot;)">
            <text:p/>
          </table:table-cell>
          <table:table-cell table:style-name="ce1" table:formula="of:=IF(MOD([.$T7]*[.$T7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7]-1" office:value-type="float" office:value="-1" calcext:value-type="float">
            <text:p>-1</text:p>
          </table:table-cell>
          <table:table-cell table:style-name="ce1" table:formula="of:=IF(MOD([.$O$2]*[.B$1]*[.B$1]+[.$A8]*[.$A8]; [.$O$1])=MOD(1+[.$O$3]*[.B$1]*[.B$1]*[.$A8]*[.$A8]; [.$O$1]); &quot;+&quot;; &quot;&quot;)">
            <text:p/>
          </table:table-cell>
          <table:table-cell table:style-name="ce1" table:formula="of:=IF(MOD([.$O$2]*[.C$1]*[.C$1]+[.$A8]*[.$A8]; [.$O$1])=MOD(1+[.$O$3]*[.C$1]*[.C$1]*[.$A8]*[.$A8]; [.$O$1]); &quot;+&quot;; &quot;&quot;)">
            <text:p/>
          </table:table-cell>
          <table:table-cell table:style-name="ce1" table:formula="of:=IF(MOD([.$O$2]*[.D$1]*[.D$1]+[.$A8]*[.$A8]; [.$O$1])=MOD(1+[.$O$3]*[.D$1]*[.D$1]*[.$A8]*[.$A8]; [.$O$1]); &quot;+&quot;; &quot;&quot;)">
            <text:p/>
          </table:table-cell>
          <table:table-cell table:style-name="ce1" table:formula="of:=IF(MOD([.$O$2]*[.E$1]*[.E$1]+[.$A8]*[.$A8]; [.$O$1])=MOD(1+[.$O$3]*[.E$1]*[.E$1]*[.$A8]*[.$A8]; [.$O$1]); &quot;+&quot;; &quot;&quot;)">
            <text:p/>
          </table:table-cell>
          <table:table-cell table:style-name="ce1" table:formula="of:=IF(MOD([.$O$2]*[.F$1]*[.F$1]+[.$A8]*[.$A8]; [.$O$1])=MOD(1+[.$O$3]*[.F$1]*[.F$1]*[.$A8]*[.$A8]; [.$O$1]); &quot;+&quot;; &quot;&quot;)">
            <text:p/>
          </table:table-cell>
          <table:table-cell table:style-name="ce1" table:formula="of:=IF(MOD([.$O$2]*[.G$1]*[.G$1]+[.$A8]*[.$A8]; [.$O$1])=MOD(1+[.$O$3]*[.G$1]*[.G$1]*[.$A8]*[.$A8]; [.$O$1]); &quot;+&quot;; &quot;&quot;)" office:value-type="string" office:string-value="+" calcext:value-type="string">
            <text:p>+</text:p>
          </table:table-cell>
          <table:table-cell table:style-name="ce1" table:formula="of:=IF(MOD([.$O$2]*[.H$1]*[.H$1]+[.$A8]*[.$A8]; [.$O$1])=MOD(1+[.$O$3]*[.H$1]*[.H$1]*[.$A8]*[.$A8]; [.$O$1]); &quot;+&quot;; &quot;&quot;)">
            <text:p/>
          </table:table-cell>
          <table:table-cell table:style-name="ce1" table:formula="of:=IF(MOD([.$O$2]*[.I$1]*[.I$1]+[.$A8]*[.$A8]; [.$O$1])=MOD(1+[.$O$3]*[.I$1]*[.I$1]*[.$A8]*[.$A8]; [.$O$1]); &quot;+&quot;; &quot;&quot;)">
            <text:p/>
          </table:table-cell>
          <table:table-cell table:style-name="ce1" table:formula="of:=IF(MOD([.$O$2]*[.J$1]*[.J$1]+[.$A8]*[.$A8]; [.$O$1])=MOD(1+[.$O$3]*[.J$1]*[.J$1]*[.$A8]*[.$A8]; [.$O$1]); &quot;+&quot;; &quot;&quot;)">
            <text:p/>
          </table:table-cell>
          <table:table-cell table:style-name="ce1" table:formula="of:=IF(MOD([.$O$2]*[.K$1]*[.K$1]+[.$A8]*[.$A8]; [.$O$1])=MOD(1+[.$O$3]*[.K$1]*[.K$1]*[.$A8]*[.$A8]; [.$O$1]); &quot;+&quot;; &quot;&quot;)">
            <text:p/>
          </table:table-cell>
          <table:table-cell table:style-name="ce1" table:formula="of:=IF(MOD([.$O$2]*[.L$1]*[.L$1]+[.$A8]*[.$A8]; [.$O$1])=MOD(1+[.$O$3]*[.L$1]*[.L$1]*[.$A8]*[.$A8]; [.$O$1]); &quot;+&quot;; &quot;&quot;)">
            <text:p/>
          </table:table-cell>
          <table:table-cell table:number-columns-repeated="7"/>
          <table:table-cell table:formula="of:=[.T7]+1" office:value-type="float" office:value="1" calcext:value-type="float">
            <text:p>1</text:p>
          </table:table-cell>
          <table:table-cell table:style-name="ce1" table:formula="of:=IF(MOD([.$T8]*[.$T8]; [.$S$1])=MOD([.U$1]*[.U$1]*[.U$1]+[.$S$2]*[.U$1]+[.$S$3]; [.$S$1]); &quot;+&quot;; &quot;&quot;)">
            <text:p/>
          </table:table-cell>
          <table:table-cell table:style-name="ce1" table:formula="of:=IF(MOD([.$T8]*[.$T8]; [.$S$1])=MOD([.V$1]*[.V$1]*[.V$1]+[.$S$2]*[.V$1]+[.$S$3]; [.$S$1]); &quot;+&quot;; &quot;&quot;)">
            <text:p/>
          </table:table-cell>
          <table:table-cell table:style-name="ce1" table:formula="of:=IF(MOD([.$T8]*[.$T8]; [.$S$1])=MOD([.W$1]*[.W$1]*[.W$1]+[.$S$2]*[.W$1]+[.$S$3]; [.$S$1]); &quot;+&quot;; &quot;&quot;)" office:value-type="string" office:string-value="+" calcext:value-type="string">
            <text:p>+</text:p>
          </table:table-cell>
          <table:table-cell table:style-name="ce1" table:formula="of:=IF(MOD([.$T8]*[.$T8]; [.$S$1])=MOD([.X$1]*[.X$1]*[.X$1]+[.$S$2]*[.X$1]+[.$S$3]; [.$S$1]); &quot;+&quot;; &quot;&quot;)">
            <text:p/>
          </table:table-cell>
          <table:table-cell table:style-name="ce1" table:formula="of:=IF(MOD([.$T8]*[.$T8]; [.$S$1])=MOD([.Y$1]*[.Y$1]*[.Y$1]+[.$S$2]*[.Y$1]+[.$S$3]; [.$S$1]); &quot;+&quot;; &quot;&quot;)">
            <text:p/>
          </table:table-cell>
          <table:table-cell table:style-name="ce1" table:formula="of:=IF(MOD([.$T8]*[.$T8]; [.$S$1])=MOD([.Z$1]*[.Z$1]*[.Z$1]+[.$S$2]*[.Z$1]+[.$S$3]; [.$S$1]); &quot;+&quot;; &quot;&quot;)">
            <text:p/>
          </table:table-cell>
          <table:table-cell table:style-name="ce1" table:formula="of:=IF(MOD([.$T8]*[.$T8]; [.$S$1])=MOD([.AA$1]*[.AA$1]*[.AA$1]+[.$S$2]*[.AA$1]+[.$S$3]; [.$S$1]); &quot;+&quot;; &quot;&quot;)">
            <text:p/>
          </table:table-cell>
          <table:table-cell table:style-name="ce1" table:formula="of:=IF(MOD([.$T8]*[.$T8]; [.$S$1])=MOD([.AB$1]*[.AB$1]*[.AB$1]+[.$S$2]*[.AB$1]+[.$S$3]; [.$S$1]); &quot;+&quot;; &quot;&quot;)">
            <text:p/>
          </table:table-cell>
          <table:table-cell table:style-name="ce1" table:formula="of:=IF(MOD([.$T8]*[.$T8]; [.$S$1])=MOD([.AC$1]*[.AC$1]*[.AC$1]+[.$S$2]*[.AC$1]+[.$S$3]; [.$S$1]); &quot;+&quot;; &quot;&quot;)">
            <text:p/>
          </table:table-cell>
          <table:table-cell table:style-name="ce1" table:formula="of:=IF(MOD([.$T8]*[.$T8]; [.$S$1])=MOD([.AD$1]*[.AD$1]*[.AD$1]+[.$S$2]*[.AD$1]+[.$S$3]; [.$S$1]); &quot;+&quot;; &quot;&quot;)">
            <text:p/>
          </table:table-cell>
          <table:table-cell table:style-name="ce1" table:formula="of:=IF(MOD([.$T8]*[.$T8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8]-1" office:value-type="float" office:value="-2" calcext:value-type="float">
            <text:p>-2</text:p>
          </table:table-cell>
          <table:table-cell table:style-name="ce1" table:formula="of:=IF(MOD([.$O$2]*[.B$1]*[.B$1]+[.$A9]*[.$A9]; [.$O$1])=MOD(1+[.$O$3]*[.B$1]*[.B$1]*[.$A9]*[.$A9]; [.$O$1]); &quot;+&quot;; &quot;&quot;)" office:value-type="string" office:string-value="+" calcext:value-type="string">
            <text:p>+</text:p>
          </table:table-cell>
          <table:table-cell table:style-name="ce1" table:formula="of:=IF(MOD([.$O$2]*[.C$1]*[.C$1]+[.$A9]*[.$A9]; [.$O$1])=MOD(1+[.$O$3]*[.C$1]*[.C$1]*[.$A9]*[.$A9]; [.$O$1]); &quot;+&quot;; &quot;&quot;)">
            <text:p/>
          </table:table-cell>
          <table:table-cell table:style-name="ce1" table:formula="of:=IF(MOD([.$O$2]*[.D$1]*[.D$1]+[.$A9]*[.$A9]; [.$O$1])=MOD(1+[.$O$3]*[.D$1]*[.D$1]*[.$A9]*[.$A9]; [.$O$1]); &quot;+&quot;; &quot;&quot;)">
            <text:p/>
          </table:table-cell>
          <table:table-cell table:style-name="ce1" table:formula="of:=IF(MOD([.$O$2]*[.E$1]*[.E$1]+[.$A9]*[.$A9]; [.$O$1])=MOD(1+[.$O$3]*[.E$1]*[.E$1]*[.$A9]*[.$A9]; [.$O$1]); &quot;+&quot;; &quot;&quot;)">
            <text:p/>
          </table:table-cell>
          <table:table-cell table:style-name="ce1" table:formula="of:=IF(MOD([.$O$2]*[.F$1]*[.F$1]+[.$A9]*[.$A9]; [.$O$1])=MOD(1+[.$O$3]*[.F$1]*[.F$1]*[.$A9]*[.$A9]; [.$O$1]); &quot;+&quot;; &quot;&quot;)">
            <text:p/>
          </table:table-cell>
          <table:table-cell table:style-name="ce1" table:formula="of:=IF(MOD([.$O$2]*[.G$1]*[.G$1]+[.$A9]*[.$A9]; [.$O$1])=MOD(1+[.$O$3]*[.G$1]*[.G$1]*[.$A9]*[.$A9]; [.$O$1]); &quot;+&quot;; &quot;&quot;)">
            <text:p/>
          </table:table-cell>
          <table:table-cell table:style-name="ce1" table:formula="of:=IF(MOD([.$O$2]*[.H$1]*[.H$1]+[.$A9]*[.$A9]; [.$O$1])=MOD(1+[.$O$3]*[.H$1]*[.H$1]*[.$A9]*[.$A9]; [.$O$1]); &quot;+&quot;; &quot;&quot;)">
            <text:p/>
          </table:table-cell>
          <table:table-cell table:style-name="ce1" table:formula="of:=IF(MOD([.$O$2]*[.I$1]*[.I$1]+[.$A9]*[.$A9]; [.$O$1])=MOD(1+[.$O$3]*[.I$1]*[.I$1]*[.$A9]*[.$A9]; [.$O$1]); &quot;+&quot;; &quot;&quot;)">
            <text:p/>
          </table:table-cell>
          <table:table-cell table:style-name="ce1" table:formula="of:=IF(MOD([.$O$2]*[.J$1]*[.J$1]+[.$A9]*[.$A9]; [.$O$1])=MOD(1+[.$O$3]*[.J$1]*[.J$1]*[.$A9]*[.$A9]; [.$O$1]); &quot;+&quot;; &quot;&quot;)">
            <text:p/>
          </table:table-cell>
          <table:table-cell table:style-name="ce1" table:formula="of:=IF(MOD([.$O$2]*[.K$1]*[.K$1]+[.$A9]*[.$A9]; [.$O$1])=MOD(1+[.$O$3]*[.K$1]*[.K$1]*[.$A9]*[.$A9]; [.$O$1]); &quot;+&quot;; &quot;&quot;)">
            <text:p/>
          </table:table-cell>
          <table:table-cell table:style-name="ce1" table:formula="of:=IF(MOD([.$O$2]*[.L$1]*[.L$1]+[.$A9]*[.$A9]; [.$O$1])=MOD(1+[.$O$3]*[.L$1]*[.L$1]*[.$A9]*[.$A9]; [.$O$1]); &quot;+&quot;; &quot;&quot;)" office:value-type="string" office:string-value="+" calcext:value-type="string">
            <text:p>+</text:p>
          </table:table-cell>
          <table:table-cell table:number-columns-repeated="7"/>
          <table:table-cell table:formula="of:=[.T8]+1" office:value-type="float" office:value="2" calcext:value-type="float">
            <text:p>2</text:p>
          </table:table-cell>
          <table:table-cell table:style-name="ce1" table:formula="of:=IF(MOD([.$T9]*[.$T9]; [.$S$1])=MOD([.U$1]*[.U$1]*[.U$1]+[.$S$2]*[.U$1]+[.$S$3]; [.$S$1]); &quot;+&quot;; &quot;&quot;)">
            <text:p/>
          </table:table-cell>
          <table:table-cell table:style-name="ce1" table:formula="of:=IF(MOD([.$T9]*[.$T9]; [.$S$1])=MOD([.V$1]*[.V$1]*[.V$1]+[.$S$2]*[.V$1]+[.$S$3]; [.$S$1]); &quot;+&quot;; &quot;&quot;)">
            <text:p/>
          </table:table-cell>
          <table:table-cell table:style-name="ce1" table:formula="of:=IF(MOD([.$T9]*[.$T9]; [.$S$1])=MOD([.W$1]*[.W$1]*[.W$1]+[.$S$2]*[.W$1]+[.$S$3]; [.$S$1]); &quot;+&quot;; &quot;&quot;)">
            <text:p/>
          </table:table-cell>
          <table:table-cell table:style-name="ce1" table:formula="of:=IF(MOD([.$T9]*[.$T9]; [.$S$1])=MOD([.X$1]*[.X$1]*[.X$1]+[.$S$2]*[.X$1]+[.$S$3]; [.$S$1]); &quot;+&quot;; &quot;&quot;)">
            <text:p/>
          </table:table-cell>
          <table:table-cell table:style-name="ce1" table:formula="of:=IF(MOD([.$T9]*[.$T9]; [.$S$1])=MOD([.Y$1]*[.Y$1]*[.Y$1]+[.$S$2]*[.Y$1]+[.$S$3]; [.$S$1]); &quot;+&quot;; &quot;&quot;)">
            <text:p/>
          </table:table-cell>
          <table:table-cell table:style-name="ce1" table:formula="of:=IF(MOD([.$T9]*[.$T9]; [.$S$1])=MOD([.Z$1]*[.Z$1]*[.Z$1]+[.$S$2]*[.Z$1]+[.$S$3]; [.$S$1]); &quot;+&quot;; &quot;&quot;)">
            <text:p/>
          </table:table-cell>
          <table:table-cell table:style-name="ce1" table:formula="of:=IF(MOD([.$T9]*[.$T9]; [.$S$1])=MOD([.AA$1]*[.AA$1]*[.AA$1]+[.$S$2]*[.AA$1]+[.$S$3]; [.$S$1]); &quot;+&quot;; &quot;&quot;)">
            <text:p/>
          </table:table-cell>
          <table:table-cell table:style-name="ce1" table:formula="of:=IF(MOD([.$T9]*[.$T9]; [.$S$1])=MOD([.AB$1]*[.AB$1]*[.AB$1]+[.$S$2]*[.AB$1]+[.$S$3]; [.$S$1]); &quot;+&quot;; &quot;&quot;)">
            <text:p/>
          </table:table-cell>
          <table:table-cell table:style-name="ce1" table:formula="of:=IF(MOD([.$T9]*[.$T9]; [.$S$1])=MOD([.AC$1]*[.AC$1]*[.AC$1]+[.$S$2]*[.AC$1]+[.$S$3]; [.$S$1]); &quot;+&quot;; &quot;&quot;)">
            <text:p/>
          </table:table-cell>
          <table:table-cell table:style-name="ce1" table:formula="of:=IF(MOD([.$T9]*[.$T9]; [.$S$1])=MOD([.AD$1]*[.AD$1]*[.AD$1]+[.$S$2]*[.AD$1]+[.$S$3]; [.$S$1]); &quot;+&quot;; &quot;&quot;)" office:value-type="string" office:string-value="+" calcext:value-type="string">
            <text:p>+</text:p>
          </table:table-cell>
          <table:table-cell table:style-name="ce1" table:formula="of:=IF(MOD([.$T9]*[.$T9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9]-1" office:value-type="float" office:value="-3" calcext:value-type="float">
            <text:p>-3</text:p>
          </table:table-cell>
          <table:table-cell table:style-name="ce1" table:formula="of:=IF(MOD([.$O$2]*[.B$1]*[.B$1]+[.$A10]*[.$A10]; [.$O$1])=MOD(1+[.$O$3]*[.B$1]*[.B$1]*[.$A10]*[.$A10]; [.$O$1]); &quot;+&quot;; &quot;&quot;)">
            <text:p/>
          </table:table-cell>
          <table:table-cell table:style-name="ce1" table:formula="of:=IF(MOD([.$O$2]*[.C$1]*[.C$1]+[.$A10]*[.$A10]; [.$O$1])=MOD(1+[.$O$3]*[.C$1]*[.C$1]*[.$A10]*[.$A10]; [.$O$1]); &quot;+&quot;; &quot;&quot;)">
            <text:p/>
          </table:table-cell>
          <table:table-cell table:style-name="ce1" table:formula="of:=IF(MOD([.$O$2]*[.D$1]*[.D$1]+[.$A10]*[.$A10]; [.$O$1])=MOD(1+[.$O$3]*[.D$1]*[.D$1]*[.$A10]*[.$A10]; [.$O$1]); &quot;+&quot;; &quot;&quot;)">
            <text:p/>
          </table:table-cell>
          <table:table-cell table:style-name="ce1" table:formula="of:=IF(MOD([.$O$2]*[.E$1]*[.E$1]+[.$A10]*[.$A10]; [.$O$1])=MOD(1+[.$O$3]*[.E$1]*[.E$1]*[.$A10]*[.$A10]; [.$O$1]); &quot;+&quot;; &quot;&quot;)">
            <text:p/>
          </table:table-cell>
          <table:table-cell table:style-name="ce1" table:formula="of:=IF(MOD([.$O$2]*[.F$1]*[.F$1]+[.$A10]*[.$A10]; [.$O$1])=MOD(1+[.$O$3]*[.F$1]*[.F$1]*[.$A10]*[.$A10]; [.$O$1]); &quot;+&quot;; &quot;&quot;)">
            <text:p/>
          </table:table-cell>
          <table:table-cell table:style-name="ce1" table:formula="of:=IF(MOD([.$O$2]*[.G$1]*[.G$1]+[.$A10]*[.$A10]; [.$O$1])=MOD(1+[.$O$3]*[.G$1]*[.G$1]*[.$A10]*[.$A10]; [.$O$1]); &quot;+&quot;; &quot;&quot;)">
            <text:p/>
          </table:table-cell>
          <table:table-cell table:style-name="ce1" table:formula="of:=IF(MOD([.$O$2]*[.H$1]*[.H$1]+[.$A10]*[.$A10]; [.$O$1])=MOD(1+[.$O$3]*[.H$1]*[.H$1]*[.$A10]*[.$A10]; [.$O$1]); &quot;+&quot;; &quot;&quot;)">
            <text:p/>
          </table:table-cell>
          <table:table-cell table:style-name="ce1" table:formula="of:=IF(MOD([.$O$2]*[.I$1]*[.I$1]+[.$A10]*[.$A10]; [.$O$1])=MOD(1+[.$O$3]*[.I$1]*[.I$1]*[.$A10]*[.$A10]; [.$O$1]); &quot;+&quot;; &quot;&quot;)">
            <text:p/>
          </table:table-cell>
          <table:table-cell table:style-name="ce1" table:formula="of:=IF(MOD([.$O$2]*[.J$1]*[.J$1]+[.$A10]*[.$A10]; [.$O$1])=MOD(1+[.$O$3]*[.J$1]*[.J$1]*[.$A10]*[.$A10]; [.$O$1]); &quot;+&quot;; &quot;&quot;)">
            <text:p/>
          </table:table-cell>
          <table:table-cell table:style-name="ce1" table:formula="of:=IF(MOD([.$O$2]*[.K$1]*[.K$1]+[.$A10]*[.$A10]; [.$O$1])=MOD(1+[.$O$3]*[.K$1]*[.K$1]*[.$A10]*[.$A10]; [.$O$1]); &quot;+&quot;; &quot;&quot;)">
            <text:p/>
          </table:table-cell>
          <table:table-cell table:style-name="ce1" table:formula="of:=IF(MOD([.$O$2]*[.L$1]*[.L$1]+[.$A10]*[.$A10]; [.$O$1])=MOD(1+[.$O$3]*[.L$1]*[.L$1]*[.$A10]*[.$A10]; [.$O$1]); &quot;+&quot;; &quot;&quot;)">
            <text:p/>
          </table:table-cell>
          <table:table-cell table:number-columns-repeated="7"/>
          <table:table-cell table:formula="of:=[.T9]+1" office:value-type="float" office:value="3" calcext:value-type="float">
            <text:p>3</text:p>
          </table:table-cell>
          <table:table-cell table:style-name="ce1" table:formula="of:=IF(MOD([.$T10]*[.$T10]; [.$S$1])=MOD([.U$1]*[.U$1]*[.U$1]+[.$S$2]*[.U$1]+[.$S$3]; [.$S$1]); &quot;+&quot;; &quot;&quot;)">
            <text:p/>
          </table:table-cell>
          <table:table-cell table:style-name="ce1" table:formula="of:=IF(MOD([.$T10]*[.$T10]; [.$S$1])=MOD([.V$1]*[.V$1]*[.V$1]+[.$S$2]*[.V$1]+[.$S$3]; [.$S$1]); &quot;+&quot;; &quot;&quot;)">
            <text:p/>
          </table:table-cell>
          <table:table-cell table:style-name="ce1" table:formula="of:=IF(MOD([.$T10]*[.$T10]; [.$S$1])=MOD([.W$1]*[.W$1]*[.W$1]+[.$S$2]*[.W$1]+[.$S$3]; [.$S$1]); &quot;+&quot;; &quot;&quot;)">
            <text:p/>
          </table:table-cell>
          <table:table-cell table:style-name="ce1" table:formula="of:=IF(MOD([.$T10]*[.$T10]; [.$S$1])=MOD([.X$1]*[.X$1]*[.X$1]+[.$S$2]*[.X$1]+[.$S$3]; [.$S$1]); &quot;+&quot;; &quot;&quot;)" office:value-type="string" office:string-value="+" calcext:value-type="string">
            <text:p>+</text:p>
          </table:table-cell>
          <table:table-cell table:style-name="ce1" table:formula="of:=IF(MOD([.$T10]*[.$T10]; [.$S$1])=MOD([.Y$1]*[.Y$1]*[.Y$1]+[.$S$2]*[.Y$1]+[.$S$3]; [.$S$1]); &quot;+&quot;; &quot;&quot;)">
            <text:p/>
          </table:table-cell>
          <table:table-cell table:style-name="ce1" table:formula="of:=IF(MOD([.$T10]*[.$T10]; [.$S$1])=MOD([.Z$1]*[.Z$1]*[.Z$1]+[.$S$2]*[.Z$1]+[.$S$3]; [.$S$1]); &quot;+&quot;; &quot;&quot;)">
            <text:p/>
          </table:table-cell>
          <table:table-cell table:style-name="ce1" table:formula="of:=IF(MOD([.$T10]*[.$T10]; [.$S$1])=MOD([.AA$1]*[.AA$1]*[.AA$1]+[.$S$2]*[.AA$1]+[.$S$3]; [.$S$1]); &quot;+&quot;; &quot;&quot;)">
            <text:p/>
          </table:table-cell>
          <table:table-cell table:style-name="ce1" table:formula="of:=IF(MOD([.$T10]*[.$T10]; [.$S$1])=MOD([.AB$1]*[.AB$1]*[.AB$1]+[.$S$2]*[.AB$1]+[.$S$3]; [.$S$1]); &quot;+&quot;; &quot;&quot;)">
            <text:p/>
          </table:table-cell>
          <table:table-cell table:style-name="ce1" table:formula="of:=IF(MOD([.$T10]*[.$T10]; [.$S$1])=MOD([.AC$1]*[.AC$1]*[.AC$1]+[.$S$2]*[.AC$1]+[.$S$3]; [.$S$1]); &quot;+&quot;; &quot;&quot;)">
            <text:p/>
          </table:table-cell>
          <table:table-cell table:style-name="ce1" table:formula="of:=IF(MOD([.$T10]*[.$T10]; [.$S$1])=MOD([.AD$1]*[.AD$1]*[.AD$1]+[.$S$2]*[.AD$1]+[.$S$3]; [.$S$1]); &quot;+&quot;; &quot;&quot;)">
            <text:p/>
          </table:table-cell>
          <table:table-cell table:style-name="ce1" table:formula="of:=IF(MOD([.$T10]*[.$T10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10]-1" office:value-type="float" office:value="-4" calcext:value-type="float">
            <text:p>-4</text:p>
          </table:table-cell>
          <table:table-cell table:style-name="ce1" table:formula="of:=IF(MOD([.$O$2]*[.B$1]*[.B$1]+[.$A11]*[.$A11]; [.$O$1])=MOD(1+[.$O$3]*[.B$1]*[.B$1]*[.$A11]*[.$A11]; [.$O$1]); &quot;+&quot;; &quot;&quot;)">
            <text:p/>
          </table:table-cell>
          <table:table-cell table:style-name="ce1" table:formula="of:=IF(MOD([.$O$2]*[.C$1]*[.C$1]+[.$A11]*[.$A11]; [.$O$1])=MOD(1+[.$O$3]*[.C$1]*[.C$1]*[.$A11]*[.$A11]; [.$O$1]); &quot;+&quot;; &quot;&quot;)">
            <text:p/>
          </table:table-cell>
          <table:table-cell table:style-name="ce1" table:formula="of:=IF(MOD([.$O$2]*[.D$1]*[.D$1]+[.$A11]*[.$A11]; [.$O$1])=MOD(1+[.$O$3]*[.D$1]*[.D$1]*[.$A11]*[.$A11]; [.$O$1]); &quot;+&quot;; &quot;&quot;)">
            <text:p/>
          </table:table-cell>
          <table:table-cell table:style-name="ce1" table:formula="of:=IF(MOD([.$O$2]*[.E$1]*[.E$1]+[.$A11]*[.$A11]; [.$O$1])=MOD(1+[.$O$3]*[.E$1]*[.E$1]*[.$A11]*[.$A11]; [.$O$1]); &quot;+&quot;; &quot;&quot;)">
            <text:p/>
          </table:table-cell>
          <table:table-cell table:style-name="ce1" table:formula="of:=IF(MOD([.$O$2]*[.F$1]*[.F$1]+[.$A11]*[.$A11]; [.$O$1])=MOD(1+[.$O$3]*[.F$1]*[.F$1]*[.$A11]*[.$A11]; [.$O$1]); &quot;+&quot;; &quot;&quot;)">
            <text:p/>
          </table:table-cell>
          <table:table-cell table:style-name="ce1" table:formula="of:=IF(MOD([.$O$2]*[.G$1]*[.G$1]+[.$A11]*[.$A11]; [.$O$1])=MOD(1+[.$O$3]*[.G$1]*[.G$1]*[.$A11]*[.$A11]; [.$O$1]); &quot;+&quot;; &quot;&quot;)">
            <text:p/>
          </table:table-cell>
          <table:table-cell table:style-name="ce1" table:formula="of:=IF(MOD([.$O$2]*[.H$1]*[.H$1]+[.$A11]*[.$A11]; [.$O$1])=MOD(1+[.$O$3]*[.H$1]*[.H$1]*[.$A11]*[.$A11]; [.$O$1]); &quot;+&quot;; &quot;&quot;)">
            <text:p/>
          </table:table-cell>
          <table:table-cell table:style-name="ce1" table:formula="of:=IF(MOD([.$O$2]*[.I$1]*[.I$1]+[.$A11]*[.$A11]; [.$O$1])=MOD(1+[.$O$3]*[.I$1]*[.I$1]*[.$A11]*[.$A11]; [.$O$1]); &quot;+&quot;; &quot;&quot;)">
            <text:p/>
          </table:table-cell>
          <table:table-cell table:style-name="ce1" table:formula="of:=IF(MOD([.$O$2]*[.J$1]*[.J$1]+[.$A11]*[.$A11]; [.$O$1])=MOD(1+[.$O$3]*[.J$1]*[.J$1]*[.$A11]*[.$A11]; [.$O$1]); &quot;+&quot;; &quot;&quot;)">
            <text:p/>
          </table:table-cell>
          <table:table-cell table:style-name="ce1" table:formula="of:=IF(MOD([.$O$2]*[.K$1]*[.K$1]+[.$A11]*[.$A11]; [.$O$1])=MOD(1+[.$O$3]*[.K$1]*[.K$1]*[.$A11]*[.$A11]; [.$O$1]); &quot;+&quot;; &quot;&quot;)">
            <text:p/>
          </table:table-cell>
          <table:table-cell table:style-name="ce1" table:formula="of:=IF(MOD([.$O$2]*[.L$1]*[.L$1]+[.$A11]*[.$A11]; [.$O$1])=MOD(1+[.$O$3]*[.L$1]*[.L$1]*[.$A11]*[.$A11]; [.$O$1]); &quot;+&quot;; &quot;&quot;)">
            <text:p/>
          </table:table-cell>
          <table:table-cell table:number-columns-repeated="7"/>
          <table:table-cell table:formula="of:=[.T10]+1" office:value-type="float" office:value="4" calcext:value-type="float">
            <text:p>4</text:p>
          </table:table-cell>
          <table:table-cell table:style-name="ce1" table:formula="of:=IF(MOD([.$T11]*[.$T11]; [.$S$1])=MOD([.U$1]*[.U$1]*[.U$1]+[.$S$2]*[.U$1]+[.$S$3]; [.$S$1]); &quot;+&quot;; &quot;&quot;)">
            <text:p/>
          </table:table-cell>
          <table:table-cell table:style-name="ce1" table:formula="of:=IF(MOD([.$T11]*[.$T11]; [.$S$1])=MOD([.V$1]*[.V$1]*[.V$1]+[.$S$2]*[.V$1]+[.$S$3]; [.$S$1]); &quot;+&quot;; &quot;&quot;)">
            <text:p/>
          </table:table-cell>
          <table:table-cell table:style-name="ce1" table:formula="of:=IF(MOD([.$T11]*[.$T11]; [.$S$1])=MOD([.W$1]*[.W$1]*[.W$1]+[.$S$2]*[.W$1]+[.$S$3]; [.$S$1]); &quot;+&quot;; &quot;&quot;)">
            <text:p/>
          </table:table-cell>
          <table:table-cell table:style-name="ce1" table:formula="of:=IF(MOD([.$T11]*[.$T11]; [.$S$1])=MOD([.X$1]*[.X$1]*[.X$1]+[.$S$2]*[.X$1]+[.$S$3]; [.$S$1]); &quot;+&quot;; &quot;&quot;)">
            <text:p/>
          </table:table-cell>
          <table:table-cell table:style-name="ce1" table:formula="of:=IF(MOD([.$T11]*[.$T11]; [.$S$1])=MOD([.Y$1]*[.Y$1]*[.Y$1]+[.$S$2]*[.Y$1]+[.$S$3]; [.$S$1]); &quot;+&quot;; &quot;&quot;)" office:value-type="string" office:string-value="+" calcext:value-type="string">
            <text:p>+</text:p>
          </table:table-cell>
          <table:table-cell table:style-name="ce1" table:formula="of:=IF(MOD([.$T11]*[.$T11]; [.$S$1])=MOD([.Z$1]*[.Z$1]*[.Z$1]+[.$S$2]*[.Z$1]+[.$S$3]; [.$S$1]); &quot;+&quot;; &quot;&quot;)">
            <text:p/>
          </table:table-cell>
          <table:table-cell table:style-name="ce1" table:formula="of:=IF(MOD([.$T11]*[.$T11]; [.$S$1])=MOD([.AA$1]*[.AA$1]*[.AA$1]+[.$S$2]*[.AA$1]+[.$S$3]; [.$S$1]); &quot;+&quot;; &quot;&quot;)">
            <text:p/>
          </table:table-cell>
          <table:table-cell table:style-name="ce1" table:formula="of:=IF(MOD([.$T11]*[.$T11]; [.$S$1])=MOD([.AB$1]*[.AB$1]*[.AB$1]+[.$S$2]*[.AB$1]+[.$S$3]; [.$S$1]); &quot;+&quot;; &quot;&quot;)">
            <text:p/>
          </table:table-cell>
          <table:table-cell table:style-name="ce1" table:formula="of:=IF(MOD([.$T11]*[.$T11]; [.$S$1])=MOD([.AC$1]*[.AC$1]*[.AC$1]+[.$S$2]*[.AC$1]+[.$S$3]; [.$S$1]); &quot;+&quot;; &quot;&quot;)">
            <text:p/>
          </table:table-cell>
          <table:table-cell table:style-name="ce1" table:formula="of:=IF(MOD([.$T11]*[.$T11]; [.$S$1])=MOD([.AD$1]*[.AD$1]*[.AD$1]+[.$S$2]*[.AD$1]+[.$S$3]; [.$S$1]); &quot;+&quot;; &quot;&quot;)">
            <text:p/>
          </table:table-cell>
          <table:table-cell table:style-name="ce1" table:formula="of:=IF(MOD([.$T11]*[.$T11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formula="of:=[.A11]-1" office:value-type="float" office:value="-5" calcext:value-type="float">
            <text:p>-5</text:p>
          </table:table-cell>
          <table:table-cell table:style-name="ce1" table:formula="of:=IF(MOD([.$O$2]*[.B$1]*[.B$1]+[.$A12]*[.$A12]; [.$O$1])=MOD(1+[.$O$3]*[.B$1]*[.B$1]*[.$A12]*[.$A12]; [.$O$1]); &quot;+&quot;; &quot;&quot;)">
            <text:p/>
          </table:table-cell>
          <table:table-cell table:style-name="ce1" table:formula="of:=IF(MOD([.$O$2]*[.C$1]*[.C$1]+[.$A12]*[.$A12]; [.$O$1])=MOD(1+[.$O$3]*[.C$1]*[.C$1]*[.$A12]*[.$A12]; [.$O$1]); &quot;+&quot;; &quot;&quot;)">
            <text:p/>
          </table:table-cell>
          <table:table-cell table:style-name="ce1" table:formula="of:=IF(MOD([.$O$2]*[.D$1]*[.D$1]+[.$A12]*[.$A12]; [.$O$1])=MOD(1+[.$O$3]*[.D$1]*[.D$1]*[.$A12]*[.$A12]; [.$O$1]); &quot;+&quot;; &quot;&quot;)">
            <text:p/>
          </table:table-cell>
          <table:table-cell table:style-name="ce1" table:formula="of:=IF(MOD([.$O$2]*[.E$1]*[.E$1]+[.$A12]*[.$A12]; [.$O$1])=MOD(1+[.$O$3]*[.E$1]*[.E$1]*[.$A12]*[.$A12]; [.$O$1]); &quot;+&quot;; &quot;&quot;)" office:value-type="string" office:string-value="+" calcext:value-type="string">
            <text:p>+</text:p>
          </table:table-cell>
          <table:table-cell table:style-name="ce1" table:formula="of:=IF(MOD([.$O$2]*[.F$1]*[.F$1]+[.$A12]*[.$A12]; [.$O$1])=MOD(1+[.$O$3]*[.F$1]*[.F$1]*[.$A12]*[.$A12]; [.$O$1]); &quot;+&quot;; &quot;&quot;)">
            <text:p/>
          </table:table-cell>
          <table:table-cell table:style-name="ce1" table:formula="of:=IF(MOD([.$O$2]*[.G$1]*[.G$1]+[.$A12]*[.$A12]; [.$O$1])=MOD(1+[.$O$3]*[.G$1]*[.G$1]*[.$A12]*[.$A12]; [.$O$1]); &quot;+&quot;; &quot;&quot;)">
            <text:p/>
          </table:table-cell>
          <table:table-cell table:style-name="ce1" table:formula="of:=IF(MOD([.$O$2]*[.H$1]*[.H$1]+[.$A12]*[.$A12]; [.$O$1])=MOD(1+[.$O$3]*[.H$1]*[.H$1]*[.$A12]*[.$A12]; [.$O$1]); &quot;+&quot;; &quot;&quot;)">
            <text:p/>
          </table:table-cell>
          <table:table-cell table:style-name="ce1" table:formula="of:=IF(MOD([.$O$2]*[.I$1]*[.I$1]+[.$A12]*[.$A12]; [.$O$1])=MOD(1+[.$O$3]*[.I$1]*[.I$1]*[.$A12]*[.$A12]; [.$O$1]); &quot;+&quot;; &quot;&quot;)" office:value-type="string" office:string-value="+" calcext:value-type="string">
            <text:p>+</text:p>
          </table:table-cell>
          <table:table-cell table:style-name="ce1" table:formula="of:=IF(MOD([.$O$2]*[.J$1]*[.J$1]+[.$A12]*[.$A12]; [.$O$1])=MOD(1+[.$O$3]*[.J$1]*[.J$1]*[.$A12]*[.$A12]; [.$O$1]); &quot;+&quot;; &quot;&quot;)">
            <text:p/>
          </table:table-cell>
          <table:table-cell table:style-name="ce1" table:formula="of:=IF(MOD([.$O$2]*[.K$1]*[.K$1]+[.$A12]*[.$A12]; [.$O$1])=MOD(1+[.$O$3]*[.K$1]*[.K$1]*[.$A12]*[.$A12]; [.$O$1]); &quot;+&quot;; &quot;&quot;)">
            <text:p/>
          </table:table-cell>
          <table:table-cell table:style-name="ce1" table:formula="of:=IF(MOD([.$O$2]*[.L$1]*[.L$1]+[.$A12]*[.$A12]; [.$O$1])=MOD(1+[.$O$3]*[.L$1]*[.L$1]*[.$A12]*[.$A12]; [.$O$1]); &quot;+&quot;; &quot;&quot;)">
            <text:p/>
          </table:table-cell>
          <table:table-cell table:number-columns-repeated="7"/>
          <table:table-cell table:formula="of:=[.T11]+1" office:value-type="float" office:value="5" calcext:value-type="float">
            <text:p>5</text:p>
          </table:table-cell>
          <table:table-cell table:style-name="ce1" table:formula="of:=IF(MOD([.$T12]*[.$T12]; [.$S$1])=MOD([.U$1]*[.U$1]*[.U$1]+[.$S$2]*[.U$1]+[.$S$3]; [.$S$1]); &quot;+&quot;; &quot;&quot;)">
            <text:p/>
          </table:table-cell>
          <table:table-cell table:style-name="ce1" table:formula="of:=IF(MOD([.$T12]*[.$T12]; [.$S$1])=MOD([.V$1]*[.V$1]*[.V$1]+[.$S$2]*[.V$1]+[.$S$3]; [.$S$1]); &quot;+&quot;; &quot;&quot;)">
            <text:p/>
          </table:table-cell>
          <table:table-cell table:style-name="ce1" table:formula="of:=IF(MOD([.$T12]*[.$T12]; [.$S$1])=MOD([.W$1]*[.W$1]*[.W$1]+[.$S$2]*[.W$1]+[.$S$3]; [.$S$1]); &quot;+&quot;; &quot;&quot;)">
            <text:p/>
          </table:table-cell>
          <table:table-cell table:style-name="ce1" table:formula="of:=IF(MOD([.$T12]*[.$T12]; [.$S$1])=MOD([.X$1]*[.X$1]*[.X$1]+[.$S$2]*[.X$1]+[.$S$3]; [.$S$1]); &quot;+&quot;; &quot;&quot;)">
            <text:p/>
          </table:table-cell>
          <table:table-cell table:style-name="ce1" table:formula="of:=IF(MOD([.$T12]*[.$T12]; [.$S$1])=MOD([.Y$1]*[.Y$1]*[.Y$1]+[.$S$2]*[.Y$1]+[.$S$3]; [.$S$1]); &quot;+&quot;; &quot;&quot;)">
            <text:p/>
          </table:table-cell>
          <table:table-cell table:style-name="ce1" table:formula="of:=IF(MOD([.$T12]*[.$T12]; [.$S$1])=MOD([.Z$1]*[.Z$1]*[.Z$1]+[.$S$2]*[.Z$1]+[.$S$3]; [.$S$1]); &quot;+&quot;; &quot;&quot;)">
            <text:p/>
          </table:table-cell>
          <table:table-cell table:style-name="ce1" table:formula="of:=IF(MOD([.$T12]*[.$T12]; [.$S$1])=MOD([.AA$1]*[.AA$1]*[.AA$1]+[.$S$2]*[.AA$1]+[.$S$3]; [.$S$1]); &quot;+&quot;; &quot;&quot;)">
            <text:p/>
          </table:table-cell>
          <table:table-cell table:style-name="ce1" table:formula="of:=IF(MOD([.$T12]*[.$T12]; [.$S$1])=MOD([.AB$1]*[.AB$1]*[.AB$1]+[.$S$2]*[.AB$1]+[.$S$3]; [.$S$1]); &quot;+&quot;; &quot;&quot;)" office:value-type="string" office:string-value="+" calcext:value-type="string">
            <text:p>+</text:p>
          </table:table-cell>
          <table:table-cell table:style-name="ce1" table:formula="of:=IF(MOD([.$T12]*[.$T12]; [.$S$1])=MOD([.AC$1]*[.AC$1]*[.AC$1]+[.$S$2]*[.AC$1]+[.$S$3]; [.$S$1]); &quot;+&quot;; &quot;&quot;)">
            <text:p/>
          </table:table-cell>
          <table:table-cell table:style-name="ce1" table:formula="of:=IF(MOD([.$T12]*[.$T12]; [.$S$1])=MOD([.AD$1]*[.AD$1]*[.AD$1]+[.$S$2]*[.AD$1]+[.$S$3]; [.$S$1]); &quot;+&quot;; &quot;&quot;)">
            <text:p/>
          </table:table-cell>
          <table:table-cell table:style-name="ce1" table:formula="of:=IF(MOD([.$T12]*[.$T12]; [.$S$1])=MOD([.AE$1]*[.AE$1]*[.AE$1]+[.$S$2]*[.AE$1]+[.$S$3]; [.$S$1]); &quot;+&quot;; &quot;&quot;)">
            <text:p/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Д</text:p>
          </table:table-cell>
          <table:table-cell office:value-type="string" calcext:value-type="string">
            <text:p>xЗ</text:p>
          </table:table-cell>
          <table:table-cell office:value-type="string" calcext:value-type="string">
            <text:p>yД</text:p>
          </table:table-cell>
          <table:table-cell office:value-type="string" calcext:value-type="string">
            <text:p>yЗ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6]" office:value-type="float" office:value="2" calcext:value-type="float">
            <text:p>2</text:p>
          </table:table-cell>
          <table:table-cell table:formula="of:=[.C16]" office:value-type="float" office:value="5" calcext:value-type="float">
            <text:p>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TWISTEDEDWARDSPOINTSSUMX([.$O$3];[.$M15];[.$N15];[.O$14];[.P$14];[.$O$1])" office:value-type="float" office:value="0" calcext:value-type="float">
            <text:p>0</text:p>
          </table:table-cell>
          <table:table-cell table:style-name="ce7" table:formula="of:=TWISTEDEDWARDSPOINTSSUMY([.$O$3];[.$M15];[.$N15];[.O$14];[.P$14];[.$O$1])" office:value-type="float" office:value="1" calcext:value-type="float">
            <text:p>1</text:p>
          </table:table-cell>
          <table:table-cell table:style-name="ce3" table:formula="of:=TWISTEDEDWARDSPOINTSSUMX([.$O$3];[.$M15];[.$N15];[.Q$14];[.R$14];[.$O$1])" office:value-type="float" office:value="0" calcext:value-type="float">
            <text:p>0</text:p>
          </table:table-cell>
          <table:table-cell table:style-name="ce7" table:formula="of:=TWISTEDEDWARDSPOINTSSUMY([.$O$3];[.$M15];[.$N15];[.Q$14];[.R$14];[.$O$1])" office:value-type="float" office:value="10" calcext:value-type="float">
            <text:p>10</text:p>
          </table:table-cell>
          <table:table-cell table:style-name="ce9" table:formula="of:=TWISTEDEDWARDSPOINTSSUMX([.$O$3];[.$M15];[.$N15];[.S$14];[.T$14];[.$O$1])" office:value-type="float" office:value="1" calcext:value-type="float">
            <text:p>1</text:p>
          </table:table-cell>
          <table:table-cell table:formula="of:=TWISTEDEDWARDSPOINTSSUMY([.$O$3];[.$M15];[.$N15];[.S$14];[.T$14];[.$O$1])" office:value-type="float" office:value="0" calcext:value-type="float">
            <text:p>0</text:p>
          </table:table-cell>
          <table:table-cell table:style-name="ce9" table:formula="of:=TWISTEDEDWARDSPOINTSSUMX([.$O$3];[.$M15];[.$N15];[.U$14];[.V$14];[.$O$1])" office:value-type="float" office:value="2" calcext:value-type="float">
            <text:p>2</text:p>
          </table:table-cell>
          <table:table-cell table:formula="of:=TWISTEDEDWARDSPOINTSSUMY([.$O$3];[.$M15];[.$N15];[.U$14];[.V$14];[.$O$1])" office:value-type="float" office:value="5" calcext:value-type="float">
            <text:p>5</text:p>
          </table:table-cell>
          <table:table-cell table:style-name="ce9" table:formula="of:=TWISTEDEDWARDSPOINTSSUMX([.$O$3];[.$M15];[.$N15];[.W$14];[.X$14];[.$O$1])" office:value-type="float" office:value="2" calcext:value-type="float">
            <text:p>2</text:p>
          </table:table-cell>
          <table:table-cell table:formula="of:=TWISTEDEDWARDSPOINTSSUMY([.$O$3];[.$M15];[.$N15];[.W$14];[.X$14];[.$O$1])" office:value-type="float" office:value="6" calcext:value-type="float">
            <text:p>6</text:p>
          </table:table-cell>
          <table:table-cell table:style-name="ce9" table:formula="of:=TWISTEDEDWARDSPOINTSSUMX([.$O$3];[.$M15];[.$N15];[.Y$14];[.Z$14];[.$O$1])" office:value-type="float" office:value="5" calcext:value-type="float">
            <text:p>5</text:p>
          </table:table-cell>
          <table:table-cell table:formula="of:=TWISTEDEDWARDSPOINTSSUMY([.$O$3];[.$M15];[.$N15];[.Y$14];[.Z$14];[.$O$1])" office:value-type="float" office:value="2" calcext:value-type="float">
            <text:p>2</text:p>
          </table:table-cell>
          <table:table-cell table:style-name="ce9" table:formula="of:=TWISTEDEDWARDSPOINTSSUMX([.$O$3];[.$M15];[.$N15];[.AA$14];[.AB$14];[.$O$1])" office:value-type="float" office:value="5" calcext:value-type="float">
            <text:p>5</text:p>
          </table:table-cell>
          <table:table-cell table:formula="of:=TWISTEDEDWARDSPOINTSSUMY([.$O$3];[.$M15];[.$N15];[.AA$14];[.AB$14];[.$O$1])" office:value-type="float" office:value="9" calcext:value-type="float">
            <text:p>9</text:p>
          </table:table-cell>
          <table:table-cell table:style-name="ce9" table:formula="of:=TWISTEDEDWARDSPOINTSSUMX([.$O$3];[.$M15];[.$N15];[.AC$14];[.AD$14];[.$O$1])" office:value-type="float" office:value="6" calcext:value-type="float">
            <text:p>6</text:p>
          </table:table-cell>
          <table:table-cell table:formula="of:=TWISTEDEDWARDSPOINTSSUMY([.$O$3];[.$M15];[.$N15];[.AC$14];[.AD$14];[.$O$1])" office:value-type="float" office:value="2" calcext:value-type="float">
            <text:p>2</text:p>
          </table:table-cell>
          <table:table-cell table:style-name="ce9" table:formula="of:=TWISTEDEDWARDSPOINTSSUMX([.$O$3];[.$M15];[.$N15];[.AE$14];[.AF$14];[.$O$1])" office:value-type="float" office:value="6" calcext:value-type="float">
            <text:p>6</text:p>
          </table:table-cell>
          <table:table-cell table:formula="of:=TWISTEDEDWARDSPOINTSSUMY([.$O$3];[.$M15];[.$N15];[.AE$14];[.AF$14];[.$O$1])" office:value-type="float" office:value="9" calcext:value-type="float">
            <text:p>9</text:p>
          </table:table-cell>
          <table:table-cell table:style-name="ce9" table:formula="of:=TWISTEDEDWARDSPOINTSSUMX([.$O$3];[.$M15];[.$N15];[.AG$14];[.AH$14];[.$O$1])" office:value-type="float" office:value="9" calcext:value-type="float">
            <text:p>9</text:p>
          </table:table-cell>
          <table:table-cell table:formula="of:=TWISTEDEDWARDSPOINTSSUMY([.$O$3];[.$M15];[.$N15];[.AG$14];[.AH$14];[.$O$1])" office:value-type="float" office:value="5" calcext:value-type="float">
            <text:p>5</text:p>
          </table:table-cell>
          <table:table-cell table:style-name="ce9" table:formula="of:=TWISTEDEDWARDSPOINTSSUMX([.$O$3];[.$M15];[.$N15];[.AI$14];[.AJ$14];[.$O$1])" office:value-type="float" office:value="9" calcext:value-type="float">
            <text:p>9</text:p>
          </table:table-cell>
          <table:table-cell table:formula="of:=TWISTEDEDWARDSPOINTSSUMY([.$O$3];[.$M15];[.$N15];[.AI$14];[.AJ$14];[.$O$1])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table:formula="of:=[.A15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MOD([.B16]*[.$C$15]+[.C16]*[.$B$15]; [.$O$1])" office:value-type="float" office:value="9" calcext:value-type="float">
            <text:p>9</text:p>
          </table:table-cell>
          <table:table-cell table:formula="of:=MOD(1+[.$O$3]*[.B16]*[.$B$15]*[.C16]*[.$C$15]; [.$O$1])" office:value-type="float" office:value="7" calcext:value-type="float">
            <text:p>7</text:p>
          </table:table-cell>
          <table:table-cell table:formula="of:=MOD([.C16]*[.$C$15]-[.$O$2]*[.B16]*[.$B$15]; [.$O$1])" office:value-type="float" office:value="10" calcext:value-type="float">
            <text:p>10</text:p>
          </table:table-cell>
          <table:table-cell table:formula="of:=MOD(1-[.$O$3]*[.B16]*[.$B$15]*[.C16]*[.$C$15]; [.$O$1])"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" table:formula="of:=TWISTEDEDWARDSPOINTSSUMX([.$O$3];[.$M16];[.$N16];[.O$14];[.P$14];[.$O$1])" office:value-type="float" office:value="0" calcext:value-type="float">
            <text:p>0</text:p>
          </table:table-cell>
          <table:table-cell table:style-name="ce7" table:formula="of:=TWISTEDEDWARDSPOINTSSUMY([.$O$3];[.$M16];[.$N16];[.O$14];[.P$14];[.$O$1])" office:value-type="float" office:value="10" calcext:value-type="float">
            <text:p>10</text:p>
          </table:table-cell>
          <table:table-cell table:style-name="ce4" table:formula="of:=TWISTEDEDWARDSPOINTSSUMX([.$O$3];[.$M16];[.$N16];[.Q$14];[.R$14];[.$O$1])" office:value-type="float" office:value="0" calcext:value-type="float">
            <text:p>0</text:p>
          </table:table-cell>
          <table:table-cell table:style-name="ce7" table:formula="of:=TWISTEDEDWARDSPOINTSSUMY([.$O$3];[.$M16];[.$N16];[.Q$14];[.R$14];[.$O$1])" office:value-type="float" office:value="1" calcext:value-type="float">
            <text:p>1</text:p>
          </table:table-cell>
          <table:table-cell table:formula="of:=TWISTEDEDWARDSPOINTSSUMX([.$O$3];[.$M16];[.$N16];[.S$14];[.T$14];[.$O$1])" office:value-type="float" office:value="10" calcext:value-type="float">
            <text:p>10</text:p>
          </table:table-cell>
          <table:table-cell table:formula="of:=TWISTEDEDWARDSPOINTSSUMY([.$O$3];[.$M16];[.$N16];[.S$14];[.T$14];[.$O$1])" office:value-type="float" office:value="0" calcext:value-type="float">
            <text:p>0</text:p>
          </table:table-cell>
          <table:table-cell table:formula="of:=TWISTEDEDWARDSPOINTSSUMX([.$O$3];[.$M16];[.$N16];[.U$14];[.V$14];[.$O$1])" office:value-type="float" office:value="9" calcext:value-type="float">
            <text:p>9</text:p>
          </table:table-cell>
          <table:table-cell table:formula="of:=TWISTEDEDWARDSPOINTSSUMY([.$O$3];[.$M16];[.$N16];[.U$14];[.V$14];[.$O$1])" office:value-type="float" office:value="6" calcext:value-type="float">
            <text:p>6</text:p>
          </table:table-cell>
          <table:table-cell table:formula="of:=TWISTEDEDWARDSPOINTSSUMX([.$O$3];[.$M16];[.$N16];[.W$14];[.X$14];[.$O$1])" office:value-type="float" office:value="9" calcext:value-type="float">
            <text:p>9</text:p>
          </table:table-cell>
          <table:table-cell table:formula="of:=TWISTEDEDWARDSPOINTSSUMY([.$O$3];[.$M16];[.$N16];[.W$14];[.X$14];[.$O$1])" office:value-type="float" office:value="5" calcext:value-type="float">
            <text:p>5</text:p>
          </table:table-cell>
          <table:table-cell table:formula="of:=TWISTEDEDWARDSPOINTSSUMX([.$O$3];[.$M16];[.$N16];[.Y$14];[.Z$14];[.$O$1])" office:value-type="float" office:value="6" calcext:value-type="float">
            <text:p>6</text:p>
          </table:table-cell>
          <table:table-cell table:formula="of:=TWISTEDEDWARDSPOINTSSUMY([.$O$3];[.$M16];[.$N16];[.Y$14];[.Z$14];[.$O$1])" office:value-type="float" office:value="9" calcext:value-type="float">
            <text:p>9</text:p>
          </table:table-cell>
          <table:table-cell table:formula="of:=TWISTEDEDWARDSPOINTSSUMX([.$O$3];[.$M16];[.$N16];[.AA$14];[.AB$14];[.$O$1])" office:value-type="float" office:value="6" calcext:value-type="float">
            <text:p>6</text:p>
          </table:table-cell>
          <table:table-cell table:formula="of:=TWISTEDEDWARDSPOINTSSUMY([.$O$3];[.$M16];[.$N16];[.AA$14];[.AB$14];[.$O$1])" office:value-type="float" office:value="2" calcext:value-type="float">
            <text:p>2</text:p>
          </table:table-cell>
          <table:table-cell table:formula="of:=TWISTEDEDWARDSPOINTSSUMX([.$O$3];[.$M16];[.$N16];[.AC$14];[.AD$14];[.$O$1])" office:value-type="float" office:value="5" calcext:value-type="float">
            <text:p>5</text:p>
          </table:table-cell>
          <table:table-cell table:formula="of:=TWISTEDEDWARDSPOINTSSUMY([.$O$3];[.$M16];[.$N16];[.AC$14];[.AD$14];[.$O$1])" office:value-type="float" office:value="9" calcext:value-type="float">
            <text:p>9</text:p>
          </table:table-cell>
          <table:table-cell table:formula="of:=TWISTEDEDWARDSPOINTSSUMX([.$O$3];[.$M16];[.$N16];[.AE$14];[.AF$14];[.$O$1])" office:value-type="float" office:value="5" calcext:value-type="float">
            <text:p>5</text:p>
          </table:table-cell>
          <table:table-cell table:formula="of:=TWISTEDEDWARDSPOINTSSUMY([.$O$3];[.$M16];[.$N16];[.AE$14];[.AF$14];[.$O$1])" office:value-type="float" office:value="2" calcext:value-type="float">
            <text:p>2</text:p>
          </table:table-cell>
          <table:table-cell table:formula="of:=TWISTEDEDWARDSPOINTSSUMX([.$O$3];[.$M16];[.$N16];[.AG$14];[.AH$14];[.$O$1])" office:value-type="float" office:value="2" calcext:value-type="float">
            <text:p>2</text:p>
          </table:table-cell>
          <table:table-cell table:formula="of:=TWISTEDEDWARDSPOINTSSUMY([.$O$3];[.$M16];[.$N16];[.AG$14];[.AH$14];[.$O$1])" office:value-type="float" office:value="6" calcext:value-type="float">
            <text:p>6</text:p>
          </table:table-cell>
          <table:table-cell table:formula="of:=TWISTEDEDWARDSPOINTSSUMX([.$O$3];[.$M16];[.$N16];[.AI$14];[.AJ$14];[.$O$1])" office:value-type="float" office:value="2" calcext:value-type="float">
            <text:p>2</text:p>
          </table:table-cell>
          <table:table-cell table:formula="of:=TWISTEDEDWARDSPOINTSSUMY([.$O$3];[.$M16];[.$N16];[.AI$14];[.AJ$14];[.$O$1])"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table:formula="of:=[.A16]+1" office:value-type="float" office:value="2" calcext:value-type="float">
            <text:p>2</text:p>
          </table:table-cell>
          <table:table-cell table:formula="of:=FINITEFIELDDIVISION([.E16];[.F16];[.$O$1])" office:value-type="float" office:value="6" calcext:value-type="float">
            <text:p>6</text:p>
          </table:table-cell>
          <table:table-cell table:formula="of:=FINITEFIELDDIVISION([.G16];[.H16];[.$O$1])" office:value-type="float" office:value="9" calcext:value-type="float">
            <text:p>9</text:p>
          </table:table-cell>
          <table:table-cell/>
          <table:table-cell table:formula="of:=MOD([.B17]*[.$C$15]+[.C17]*[.$B$15]; [.$O$1])" office:value-type="float" office:value="4" calcext:value-type="float">
            <text:p>4</text:p>
          </table:table-cell>
          <table:table-cell table:formula="of:=MOD(1+[.$O$3]*[.B17]*[.$B$15]*[.C17]*[.$C$15]; [.$O$1])" office:value-type="float" office:value="7" calcext:value-type="float">
            <text:p>7</text:p>
          </table:table-cell>
          <table:table-cell table:formula="of:=MOD([.C17]*[.$C$15]-[.$O$2]*[.B17]*[.$B$15]; [.$O$1])" office:value-type="float" office:value="0" calcext:value-type="float">
            <text:p>0</text:p>
          </table:table-cell>
          <table:table-cell table:formula="of:=MOD(1-[.$O$3]*[.B17]*[.$B$15]*[.C17]*[.$C$15]; [.$O$1]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TWISTEDEDWARDSPOINTSSUMX([.$O$3];[.$M17];[.$N17];[.O$14];[.P$14];[.$O$1])" office:value-type="float" office:value="1" calcext:value-type="float">
            <text:p>1</text:p>
          </table:table-cell>
          <table:table-cell table:style-name="ce7" table:formula="of:=TWISTEDEDWARDSPOINTSSUMY([.$O$3];[.$M17];[.$N17];[.O$14];[.P$14];[.$O$1])" office:value-type="float" office:value="0" calcext:value-type="float">
            <text:p>0</text:p>
          </table:table-cell>
          <table:table-cell table:style-name="ce4" table:formula="of:=TWISTEDEDWARDSPOINTSSUMX([.$O$3];[.$M17];[.$N17];[.Q$14];[.R$14];[.$O$1])" office:value-type="float" office:value="10" calcext:value-type="float">
            <text:p>10</text:p>
          </table:table-cell>
          <table:table-cell table:style-name="ce7" table:formula="of:=TWISTEDEDWARDSPOINTSSUMY([.$O$3];[.$M17];[.$N17];[.Q$14];[.R$14];[.$O$1])" office:value-type="float" office:value="0" calcext:value-type="float">
            <text:p>0</text:p>
          </table:table-cell>
          <table:table-cell table:formula="of:=TWISTEDEDWARDSPOINTSSUMX([.$O$3];[.$M17];[.$N17];[.S$14];[.T$14];[.$O$1])" office:value-type="float" office:value="0" calcext:value-type="float">
            <text:p>0</text:p>
          </table:table-cell>
          <table:table-cell table:formula="of:=TWISTEDEDWARDSPOINTSSUMY([.$O$3];[.$M17];[.$N17];[.S$14];[.T$14];[.$O$1])" office:value-type="float" office:value="10" calcext:value-type="float">
            <text:p>10</text:p>
          </table:table-cell>
          <table:table-cell table:formula="of:=TWISTEDEDWARDSPOINTSSUMX([.$O$3];[.$M17];[.$N17];[.U$14];[.V$14];[.$O$1])" office:value-type="float" office:value="5" calcext:value-type="float">
            <text:p>5</text:p>
          </table:table-cell>
          <table:table-cell table:formula="of:=TWISTEDEDWARDSPOINTSSUMY([.$O$3];[.$M17];[.$N17];[.U$14];[.V$14];[.$O$1])" office:value-type="float" office:value="9" calcext:value-type="float">
            <text:p>9</text:p>
          </table:table-cell>
          <table:table-cell table:formula="of:=TWISTEDEDWARDSPOINTSSUMX([.$O$3];[.$M17];[.$N17];[.W$14];[.X$14];[.$O$1])" office:value-type="float" office:value="6" calcext:value-type="float">
            <text:p>6</text:p>
          </table:table-cell>
          <table:table-cell table:formula="of:=TWISTEDEDWARDSPOINTSSUMY([.$O$3];[.$M17];[.$N17];[.W$14];[.X$14];[.$O$1])" office:value-type="float" office:value="9" calcext:value-type="float">
            <text:p>9</text:p>
          </table:table-cell>
          <table:table-cell table:formula="of:=TWISTEDEDWARDSPOINTSSUMX([.$O$3];[.$M17];[.$N17];[.Y$14];[.Z$14];[.$O$1])" office:value-type="float" office:value="2" calcext:value-type="float">
            <text:p>2</text:p>
          </table:table-cell>
          <table:table-cell table:formula="of:=TWISTEDEDWARDSPOINTSSUMY([.$O$3];[.$M17];[.$N17];[.Y$14];[.Z$14];[.$O$1])" office:value-type="float" office:value="6" calcext:value-type="float">
            <text:p>6</text:p>
          </table:table-cell>
          <table:table-cell table:formula="of:=TWISTEDEDWARDSPOINTSSUMX([.$O$3];[.$M17];[.$N17];[.AA$14];[.AB$14];[.$O$1])" office:value-type="float" office:value="9" calcext:value-type="float">
            <text:p>9</text:p>
          </table:table-cell>
          <table:table-cell table:formula="of:=TWISTEDEDWARDSPOINTSSUMY([.$O$3];[.$M17];[.$N17];[.AA$14];[.AB$14];[.$O$1])" office:value-type="float" office:value="6" calcext:value-type="float">
            <text:p>6</text:p>
          </table:table-cell>
          <table:table-cell table:formula="of:=TWISTEDEDWARDSPOINTSSUMX([.$O$3];[.$M17];[.$N17];[.AC$14];[.AD$14];[.$O$1])" office:value-type="float" office:value="2" calcext:value-type="float">
            <text:p>2</text:p>
          </table:table-cell>
          <table:table-cell table:formula="of:=TWISTEDEDWARDSPOINTSSUMY([.$O$3];[.$M17];[.$N17];[.AC$14];[.AD$14];[.$O$1])" office:value-type="float" office:value="5" calcext:value-type="float">
            <text:p>5</text:p>
          </table:table-cell>
          <table:table-cell table:formula="of:=TWISTEDEDWARDSPOINTSSUMX([.$O$3];[.$M17];[.$N17];[.AE$14];[.AF$14];[.$O$1])" office:value-type="float" office:value="9" calcext:value-type="float">
            <text:p>9</text:p>
          </table:table-cell>
          <table:table-cell table:formula="of:=TWISTEDEDWARDSPOINTSSUMY([.$O$3];[.$M17];[.$N17];[.AE$14];[.AF$14];[.$O$1])" office:value-type="float" office:value="5" calcext:value-type="float">
            <text:p>5</text:p>
          </table:table-cell>
          <table:table-cell table:formula="of:=TWISTEDEDWARDSPOINTSSUMX([.$O$3];[.$M17];[.$N17];[.AG$14];[.AH$14];[.$O$1])" office:value-type="float" office:value="5" calcext:value-type="float">
            <text:p>5</text:p>
          </table:table-cell>
          <table:table-cell table:formula="of:=TWISTEDEDWARDSPOINTSSUMY([.$O$3];[.$M17];[.$N17];[.AG$14];[.AH$14];[.$O$1])" office:value-type="float" office:value="2" calcext:value-type="float">
            <text:p>2</text:p>
          </table:table-cell>
          <table:table-cell table:formula="of:=TWISTEDEDWARDSPOINTSSUMX([.$O$3];[.$M17];[.$N17];[.AI$14];[.AJ$14];[.$O$1])" office:value-type="float" office:value="6" calcext:value-type="float">
            <text:p>6</text:p>
          </table:table-cell>
          <table:table-cell table:formula="of:=TWISTEDEDWARDSPOINTSSUMY([.$O$3];[.$M17];[.$N17];[.AI$14];[.AJ$14];[.$O$1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formula="of:=[.A17]+1" office:value-type="float" office:value="3" calcext:value-type="float">
            <text:p>3</text:p>
          </table:table-cell>
          <table:table-cell table:formula="of:=FINITEFIELDDIVISION([.E17];[.F17];[.$O$1])" office:value-type="float" office:value="10" calcext:value-type="float">
            <text:p>10</text:p>
          </table:table-cell>
          <table:table-cell table:formula="of:=FINITEFIELDDIVISION([.G17];[.H17];[.$O$1])" office:value-type="float" office:value="0" calcext:value-type="float">
            <text:p>0</text:p>
          </table:table-cell>
          <table:table-cell/>
          <table:table-cell table:formula="of:=MOD([.B18]*[.$C$15]+[.C18]*[.$B$15]; [.$O$1])" office:value-type="float" office:value="6" calcext:value-type="float">
            <text:p>6</text:p>
          </table:table-cell>
          <table:table-cell table:formula="of:=MOD(1+[.$O$3]*[.B18]*[.$B$15]*[.C18]*[.$C$15]; [.$O$1])" office:value-type="float" office:value="1" calcext:value-type="float">
            <text:p>1</text:p>
          </table:table-cell>
          <table:table-cell table:formula="of:=MOD([.C18]*[.$C$15]-[.$O$2]*[.B18]*[.$B$15]; [.$O$1])" office:value-type="float" office:value="2" calcext:value-type="float">
            <text:p>2</text:p>
          </table:table-cell>
          <table:table-cell table:formula="of:=MOD(1-[.$O$3]*[.B18]*[.$B$15]*[.C18]*[.$C$15]; [.$O$1]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TWISTEDEDWARDSPOINTSSUMX([.$O$3];[.$M18];[.$N18];[.O$14];[.P$14];[.$O$1])" office:value-type="float" office:value="2" calcext:value-type="float">
            <text:p>2</text:p>
          </table:table-cell>
          <table:table-cell table:style-name="ce7" table:formula="of:=TWISTEDEDWARDSPOINTSSUMY([.$O$3];[.$M18];[.$N18];[.O$14];[.P$14];[.$O$1])" office:value-type="float" office:value="5" calcext:value-type="float">
            <text:p>5</text:p>
          </table:table-cell>
          <table:table-cell table:style-name="ce4" table:formula="of:=TWISTEDEDWARDSPOINTSSUMX([.$O$3];[.$M18];[.$N18];[.Q$14];[.R$14];[.$O$1])" office:value-type="float" office:value="9" calcext:value-type="float">
            <text:p>9</text:p>
          </table:table-cell>
          <table:table-cell table:style-name="ce7" table:formula="of:=TWISTEDEDWARDSPOINTSSUMY([.$O$3];[.$M18];[.$N18];[.Q$14];[.R$14];[.$O$1])" office:value-type="float" office:value="6" calcext:value-type="float">
            <text:p>6</text:p>
          </table:table-cell>
          <table:table-cell table:formula="of:=TWISTEDEDWARDSPOINTSSUMX([.$O$3];[.$M18];[.$N18];[.S$14];[.T$14];[.$O$1])" office:value-type="float" office:value="5" calcext:value-type="float">
            <text:p>5</text:p>
          </table:table-cell>
          <table:table-cell table:formula="of:=TWISTEDEDWARDSPOINTSSUMY([.$O$3];[.$M18];[.$N18];[.S$14];[.T$14];[.$O$1])" office:value-type="float" office:value="9" calcext:value-type="float">
            <text:p>9</text:p>
          </table:table-cell>
          <table:table-cell table:formula="of:=TWISTEDEDWARDSPOINTSSUMX([.$O$3];[.$M18];[.$N18];[.U$14];[.V$14];[.$O$1])" office:value-type="float" office:value="6" calcext:value-type="float">
            <text:p>6</text:p>
          </table:table-cell>
          <table:table-cell table:formula="of:=TWISTEDEDWARDSPOINTSSUMY([.$O$3];[.$M18];[.$N18];[.U$14];[.V$14];[.$O$1])" office:value-type="float" office:value="9" calcext:value-type="float">
            <text:p>9</text:p>
          </table:table-cell>
          <table:table-cell table:formula="of:=TWISTEDEDWARDSPOINTSSUMX([.$O$3];[.$M18];[.$N18];[.W$14];[.X$14];[.$O$1])" office:value-type="float" office:value="0" calcext:value-type="float">
            <text:p>0</text:p>
          </table:table-cell>
          <table:table-cell table:formula="of:=TWISTEDEDWARDSPOINTSSUMY([.$O$3];[.$M18];[.$N18];[.W$14];[.X$14];[.$O$1])" office:value-type="float" office:value="10" calcext:value-type="float">
            <text:p>10</text:p>
          </table:table-cell>
          <table:table-cell table:formula="of:=TWISTEDEDWARDSPOINTSSUMX([.$O$3];[.$M18];[.$N18];[.Y$14];[.Z$14];[.$O$1])" office:value-type="float" office:value="1" calcext:value-type="float">
            <text:p>1</text:p>
          </table:table-cell>
          <table:table-cell table:formula="of:=TWISTEDEDWARDSPOINTSSUMY([.$O$3];[.$M18];[.$N18];[.Y$14];[.Z$14];[.$O$1])" office:value-type="float" office:value="0" calcext:value-type="float">
            <text:p>0</text:p>
          </table:table-cell>
          <table:table-cell table:formula="of:=TWISTEDEDWARDSPOINTSSUMX([.$O$3];[.$M18];[.$N18];[.AA$14];[.AB$14];[.$O$1])" office:value-type="float" office:value="9" calcext:value-type="float">
            <text:p>9</text:p>
          </table:table-cell>
          <table:table-cell table:formula="of:=TWISTEDEDWARDSPOINTSSUMY([.$O$3];[.$M18];[.$N18];[.AA$14];[.AB$14];[.$O$1])" office:value-type="float" office:value="5" calcext:value-type="float">
            <text:p>5</text:p>
          </table:table-cell>
          <table:table-cell table:formula="of:=TWISTEDEDWARDSPOINTSSUMX([.$O$3];[.$M18];[.$N18];[.AC$14];[.AD$14];[.$O$1])" office:value-type="float" office:value="2" calcext:value-type="float">
            <text:p>2</text:p>
          </table:table-cell>
          <table:table-cell table:formula="of:=TWISTEDEDWARDSPOINTSSUMY([.$O$3];[.$M18];[.$N18];[.AC$14];[.AD$14];[.$O$1])" office:value-type="float" office:value="6" calcext:value-type="float">
            <text:p>6</text:p>
          </table:table-cell>
          <table:table-cell table:formula="of:=TWISTEDEDWARDSPOINTSSUMX([.$O$3];[.$M18];[.$N18];[.AE$14];[.AF$14];[.$O$1])" office:value-type="float" office:value="10" calcext:value-type="float">
            <text:p>10</text:p>
          </table:table-cell>
          <table:table-cell table:formula="of:=TWISTEDEDWARDSPOINTSSUMY([.$O$3];[.$M18];[.$N18];[.AE$14];[.AF$14];[.$O$1])" office:value-type="float" office:value="0" calcext:value-type="float">
            <text:p>0</text:p>
          </table:table-cell>
          <table:table-cell table:formula="of:=TWISTEDEDWARDSPOINTSSUMX([.$O$3];[.$M18];[.$N18];[.AG$14];[.AH$14];[.$O$1])" office:value-type="float" office:value="0" calcext:value-type="float">
            <text:p>0</text:p>
          </table:table-cell>
          <table:table-cell table:formula="of:=TWISTEDEDWARDSPOINTSSUMY([.$O$3];[.$M18];[.$N18];[.AG$14];[.AH$14];[.$O$1])" office:value-type="float" office:value="1" calcext:value-type="float">
            <text:p>1</text:p>
          </table:table-cell>
          <table:table-cell table:formula="of:=TWISTEDEDWARDSPOINTSSUMX([.$O$3];[.$M18];[.$N18];[.AI$14];[.AJ$14];[.$O$1])" office:value-type="float" office:value="5" calcext:value-type="float">
            <text:p>5</text:p>
          </table:table-cell>
          <table:table-cell table:formula="of:=TWISTEDEDWARDSPOINTSSUMY([.$O$3];[.$M18];[.$N18];[.AI$14];[.AJ$14];[.$O$1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formula="of:=[.A18]+1" office:value-type="float" office:value="4" calcext:value-type="float">
            <text:p>4</text:p>
          </table:table-cell>
          <table:table-cell table:formula="of:=FINITEFIELDDIVISION([.E18];[.F18];[.$O$1])" office:value-type="float" office:value="6" calcext:value-type="float">
            <text:p>6</text:p>
          </table:table-cell>
          <table:table-cell table:formula="of:=FINITEFIELDDIVISION([.G18];[.H18];[.$O$1])" office:value-type="float" office:value="2" calcext:value-type="float">
            <text:p>2</text:p>
          </table:table-cell>
          <table:table-cell/>
          <table:table-cell table:formula="of:=MOD([.B19]*[.$C$15]+[.C19]*[.$B$15]; [.$O$1])" office:value-type="float" office:value="1" calcext:value-type="float">
            <text:p>1</text:p>
          </table:table-cell>
          <table:table-cell table:formula="of:=MOD(1+[.$O$3]*[.B19]*[.$B$15]*[.C19]*[.$C$15]; [.$O$1])" office:value-type="float" office:value="6" calcext:value-type="float">
            <text:p>6</text:p>
          </table:table-cell>
          <table:table-cell table:formula="of:=MOD([.C19]*[.$C$15]-[.$O$2]*[.B19]*[.$B$15]; [.$O$1])" office:value-type="float" office:value="9" calcext:value-type="float">
            <text:p>9</text:p>
          </table:table-cell>
          <table:table-cell table:formula="of:=MOD(1-[.$O$3]*[.B19]*[.$B$15]*[.C19]*[.$C$15]; [.$O$1])"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table:formula="of:=TWISTEDEDWARDSPOINTSSUMX([.$O$3];[.$M19];[.$N19];[.O$14];[.P$14];[.$O$1])" office:value-type="float" office:value="2" calcext:value-type="float">
            <text:p>2</text:p>
          </table:table-cell>
          <table:table-cell table:style-name="ce7" table:formula="of:=TWISTEDEDWARDSPOINTSSUMY([.$O$3];[.$M19];[.$N19];[.O$14];[.P$14];[.$O$1])" office:value-type="float" office:value="6" calcext:value-type="float">
            <text:p>6</text:p>
          </table:table-cell>
          <table:table-cell table:style-name="ce4" table:formula="of:=TWISTEDEDWARDSPOINTSSUMX([.$O$3];[.$M19];[.$N19];[.Q$14];[.R$14];[.$O$1])" office:value-type="float" office:value="9" calcext:value-type="float">
            <text:p>9</text:p>
          </table:table-cell>
          <table:table-cell table:style-name="ce7" table:formula="of:=TWISTEDEDWARDSPOINTSSUMY([.$O$3];[.$M19];[.$N19];[.Q$14];[.R$14];[.$O$1])" office:value-type="float" office:value="5" calcext:value-type="float">
            <text:p>5</text:p>
          </table:table-cell>
          <table:table-cell table:formula="of:=TWISTEDEDWARDSPOINTSSUMX([.$O$3];[.$M19];[.$N19];[.S$14];[.T$14];[.$O$1])" office:value-type="float" office:value="6" calcext:value-type="float">
            <text:p>6</text:p>
          </table:table-cell>
          <table:table-cell table:formula="of:=TWISTEDEDWARDSPOINTSSUMY([.$O$3];[.$M19];[.$N19];[.S$14];[.T$14];[.$O$1])" office:value-type="float" office:value="9" calcext:value-type="float">
            <text:p>9</text:p>
          </table:table-cell>
          <table:table-cell table:formula="of:=TWISTEDEDWARDSPOINTSSUMX([.$O$3];[.$M19];[.$N19];[.U$14];[.V$14];[.$O$1])" office:value-type="float" office:value="0" calcext:value-type="float">
            <text:p>0</text:p>
          </table:table-cell>
          <table:table-cell table:formula="of:=TWISTEDEDWARDSPOINTSSUMY([.$O$3];[.$M19];[.$N19];[.U$14];[.V$14];[.$O$1])" office:value-type="float" office:value="10" calcext:value-type="float">
            <text:p>10</text:p>
          </table:table-cell>
          <table:table-cell table:formula="of:=TWISTEDEDWARDSPOINTSSUMX([.$O$3];[.$M19];[.$N19];[.W$14];[.X$14];[.$O$1])" office:value-type="float" office:value="5" calcext:value-type="float">
            <text:p>5</text:p>
          </table:table-cell>
          <table:table-cell table:formula="of:=TWISTEDEDWARDSPOINTSSUMY([.$O$3];[.$M19];[.$N19];[.W$14];[.X$14];[.$O$1])" office:value-type="float" office:value="9" calcext:value-type="float">
            <text:p>9</text:p>
          </table:table-cell>
          <table:table-cell table:formula="of:=TWISTEDEDWARDSPOINTSSUMX([.$O$3];[.$M19];[.$N19];[.Y$14];[.Z$14];[.$O$1])" office:value-type="float" office:value="2" calcext:value-type="float">
            <text:p>2</text:p>
          </table:table-cell>
          <table:table-cell table:formula="of:=TWISTEDEDWARDSPOINTSSUMY([.$O$3];[.$M19];[.$N19];[.Y$14];[.Z$14];[.$O$1])" office:value-type="float" office:value="5" calcext:value-type="float">
            <text:p>5</text:p>
          </table:table-cell>
          <table:table-cell table:formula="of:=TWISTEDEDWARDSPOINTSSUMX([.$O$3];[.$M19];[.$N19];[.AA$14];[.AB$14];[.$O$1])" office:value-type="float" office:value="10" calcext:value-type="float">
            <text:p>10</text:p>
          </table:table-cell>
          <table:table-cell table:formula="of:=TWISTEDEDWARDSPOINTSSUMY([.$O$3];[.$M19];[.$N19];[.AA$14];[.AB$14];[.$O$1])" office:value-type="float" office:value="0" calcext:value-type="float">
            <text:p>0</text:p>
          </table:table-cell>
          <table:table-cell table:formula="of:=TWISTEDEDWARDSPOINTSSUMX([.$O$3];[.$M19];[.$N19];[.AC$14];[.AD$14];[.$O$1])" office:value-type="float" office:value="1" calcext:value-type="float">
            <text:p>1</text:p>
          </table:table-cell>
          <table:table-cell table:formula="of:=TWISTEDEDWARDSPOINTSSUMY([.$O$3];[.$M19];[.$N19];[.AC$14];[.AD$14];[.$O$1])" office:value-type="float" office:value="0" calcext:value-type="float">
            <text:p>0</text:p>
          </table:table-cell>
          <table:table-cell table:formula="of:=TWISTEDEDWARDSPOINTSSUMX([.$O$3];[.$M19];[.$N19];[.AE$14];[.AF$14];[.$O$1])" office:value-type="float" office:value="9" calcext:value-type="float">
            <text:p>9</text:p>
          </table:table-cell>
          <table:table-cell table:formula="of:=TWISTEDEDWARDSPOINTSSUMY([.$O$3];[.$M19];[.$N19];[.AE$14];[.AF$14];[.$O$1])" office:value-type="float" office:value="6" calcext:value-type="float">
            <text:p>6</text:p>
          </table:table-cell>
          <table:table-cell table:formula="of:=TWISTEDEDWARDSPOINTSSUMX([.$O$3];[.$M19];[.$N19];[.AG$14];[.AH$14];[.$O$1])" office:value-type="float" office:value="6" calcext:value-type="float">
            <text:p>6</text:p>
          </table:table-cell>
          <table:table-cell table:formula="of:=TWISTEDEDWARDSPOINTSSUMY([.$O$3];[.$M19];[.$N19];[.AG$14];[.AH$14];[.$O$1])" office:value-type="float" office:value="2" calcext:value-type="float">
            <text:p>2</text:p>
          </table:table-cell>
          <table:table-cell table:formula="of:=TWISTEDEDWARDSPOINTSSUMX([.$O$3];[.$M19];[.$N19];[.AI$14];[.AJ$14];[.$O$1])" office:value-type="float" office:value="0" calcext:value-type="float">
            <text:p>0</text:p>
          </table:table-cell>
          <table:table-cell table:formula="of:=TWISTEDEDWARDSPOINTSSUMY([.$O$3];[.$M19];[.$N19];[.AI$14];[.AJ$14];[.$O$1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formula="of:=[.A19]+1" office:value-type="float" office:value="5" calcext:value-type="float">
            <text:p>5</text:p>
          </table:table-cell>
          <table:table-cell table:formula="of:=FINITEFIELDDIVISION([.E19];[.F19];[.$O$1])" office:value-type="float" office:value="2" calcext:value-type="float">
            <text:p>2</text:p>
          </table:table-cell>
          <table:table-cell table:formula="of:=FINITEFIELDDIVISION([.G19];[.H19];[.$O$1])" office:value-type="float" office:value="6" calcext:value-type="float">
            <text:p>6</text:p>
          </table:table-cell>
          <table:table-cell/>
          <table:table-cell table:formula="of:=MOD([.B20]*[.$C$15]+[.C20]*[.$B$15]; [.$O$1])" office:value-type="float" office:value="0" calcext:value-type="float">
            <text:p>0</text:p>
          </table:table-cell>
          <table:table-cell table:formula="of:=MOD(1+[.$O$3]*[.B20]*[.$B$15]*[.C20]*[.$C$15]; [.$O$1])" office:value-type="float" office:value="6" calcext:value-type="float">
            <text:p>6</text:p>
          </table:table-cell>
          <table:table-cell table:formula="of:=MOD([.C20]*[.$C$15]-[.$O$2]*[.B20]*[.$B$15]; [.$O$1])" office:value-type="float" office:value="4" calcext:value-type="float">
            <text:p>4</text:p>
          </table:table-cell>
          <table:table-cell table:formula="of:=MOD(1-[.$O$3]*[.B20]*[.$B$15]*[.C20]*[.$C$15]; [.$O$1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TWISTEDEDWARDSPOINTSSUMX([.$O$3];[.$M20];[.$N20];[.O$14];[.P$14];[.$O$1])" office:value-type="float" office:value="5" calcext:value-type="float">
            <text:p>5</text:p>
          </table:table-cell>
          <table:table-cell table:style-name="ce7" table:formula="of:=TWISTEDEDWARDSPOINTSSUMY([.$O$3];[.$M20];[.$N20];[.O$14];[.P$14];[.$O$1])" office:value-type="float" office:value="2" calcext:value-type="float">
            <text:p>2</text:p>
          </table:table-cell>
          <table:table-cell table:style-name="ce4" table:formula="of:=TWISTEDEDWARDSPOINTSSUMX([.$O$3];[.$M20];[.$N20];[.Q$14];[.R$14];[.$O$1])" office:value-type="float" office:value="6" calcext:value-type="float">
            <text:p>6</text:p>
          </table:table-cell>
          <table:table-cell table:style-name="ce7" table:formula="of:=TWISTEDEDWARDSPOINTSSUMY([.$O$3];[.$M20];[.$N20];[.Q$14];[.R$14];[.$O$1])" office:value-type="float" office:value="9" calcext:value-type="float">
            <text:p>9</text:p>
          </table:table-cell>
          <table:table-cell table:formula="of:=TWISTEDEDWARDSPOINTSSUMX([.$O$3];[.$M20];[.$N20];[.S$14];[.T$14];[.$O$1])" office:value-type="float" office:value="2" calcext:value-type="float">
            <text:p>2</text:p>
          </table:table-cell>
          <table:table-cell table:formula="of:=TWISTEDEDWARDSPOINTSSUMY([.$O$3];[.$M20];[.$N20];[.S$14];[.T$14];[.$O$1])" office:value-type="float" office:value="6" calcext:value-type="float">
            <text:p>6</text:p>
          </table:table-cell>
          <table:table-cell table:formula="of:=TWISTEDEDWARDSPOINTSSUMX([.$O$3];[.$M20];[.$N20];[.U$14];[.V$14];[.$O$1])" office:value-type="float" office:value="1" calcext:value-type="float">
            <text:p>1</text:p>
          </table:table-cell>
          <table:table-cell table:formula="of:=TWISTEDEDWARDSPOINTSSUMY([.$O$3];[.$M20];[.$N20];[.U$14];[.V$14];[.$O$1])" office:value-type="float" office:value="0" calcext:value-type="float">
            <text:p>0</text:p>
          </table:table-cell>
          <table:table-cell table:formula="of:=TWISTEDEDWARDSPOINTSSUMX([.$O$3];[.$M20];[.$N20];[.W$14];[.X$14];[.$O$1])" office:value-type="float" office:value="2" calcext:value-type="float">
            <text:p>2</text:p>
          </table:table-cell>
          <table:table-cell table:formula="of:=TWISTEDEDWARDSPOINTSSUMY([.$O$3];[.$M20];[.$N20];[.W$14];[.X$14];[.$O$1])" office:value-type="float" office:value="5" calcext:value-type="float">
            <text:p>5</text:p>
          </table:table-cell>
          <table:table-cell table:formula="of:=TWISTEDEDWARDSPOINTSSUMX([.$O$3];[.$M20];[.$N20];[.Y$14];[.Z$14];[.$O$1])" office:value-type="float" office:value="6" calcext:value-type="float">
            <text:p>6</text:p>
          </table:table-cell>
          <table:table-cell table:formula="of:=TWISTEDEDWARDSPOINTSSUMY([.$O$3];[.$M20];[.$N20];[.Y$14];[.Z$14];[.$O$1])" office:value-type="float" office:value="2" calcext:value-type="float">
            <text:p>2</text:p>
          </table:table-cell>
          <table:table-cell table:formula="of:=TWISTEDEDWARDSPOINTSSUMX([.$O$3];[.$M20];[.$N20];[.AA$14];[.AB$14];[.$O$1])" office:value-type="float" office:value="0" calcext:value-type="float">
            <text:p>0</text:p>
          </table:table-cell>
          <table:table-cell table:formula="of:=TWISTEDEDWARDSPOINTSSUMY([.$O$3];[.$M20];[.$N20];[.AA$14];[.AB$14];[.$O$1])" office:value-type="float" office:value="10" calcext:value-type="float">
            <text:p>10</text:p>
          </table:table-cell>
          <table:table-cell table:formula="of:=TWISTEDEDWARDSPOINTSSUMX([.$O$3];[.$M20];[.$N20];[.AC$14];[.AD$14];[.$O$1])" office:value-type="float" office:value="0" calcext:value-type="float">
            <text:p>0</text:p>
          </table:table-cell>
          <table:table-cell table:formula="of:=TWISTEDEDWARDSPOINTSSUMY([.$O$3];[.$M20];[.$N20];[.AC$14];[.AD$14];[.$O$1])" office:value-type="float" office:value="1" calcext:value-type="float">
            <text:p>1</text:p>
          </table:table-cell>
          <table:table-cell table:formula="of:=TWISTEDEDWARDSPOINTSSUMX([.$O$3];[.$M20];[.$N20];[.AE$14];[.AF$14];[.$O$1])" office:value-type="float" office:value="5" calcext:value-type="float">
            <text:p>5</text:p>
          </table:table-cell>
          <table:table-cell table:formula="of:=TWISTEDEDWARDSPOINTSSUMY([.$O$3];[.$M20];[.$N20];[.AE$14];[.AF$14];[.$O$1])" office:value-type="float" office:value="9" calcext:value-type="float">
            <text:p>9</text:p>
          </table:table-cell>
          <table:table-cell table:formula="of:=TWISTEDEDWARDSPOINTSSUMX([.$O$3];[.$M20];[.$N20];[.AG$14];[.AH$14];[.$O$1])" office:value-type="float" office:value="9" calcext:value-type="float">
            <text:p>9</text:p>
          </table:table-cell>
          <table:table-cell table:formula="of:=TWISTEDEDWARDSPOINTSSUMY([.$O$3];[.$M20];[.$N20];[.AG$14];[.AH$14];[.$O$1])" office:value-type="float" office:value="6" calcext:value-type="float">
            <text:p>6</text:p>
          </table:table-cell>
          <table:table-cell table:formula="of:=TWISTEDEDWARDSPOINTSSUMX([.$O$3];[.$M20];[.$N20];[.AI$14];[.AJ$14];[.$O$1])" office:value-type="float" office:value="10" calcext:value-type="float">
            <text:p>10</text:p>
          </table:table-cell>
          <table:table-cell table:formula="of:=TWISTEDEDWARDSPOINTSSUMY([.$O$3];[.$M20];[.$N20];[.AI$14];[.AJ$14];[.$O$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formula="of:=[.A20]+1" office:value-type="float" office:value="6" calcext:value-type="float">
            <text:p>6</text:p>
          </table:table-cell>
          <table:table-cell table:formula="of:=FINITEFIELDDIVISION([.E20];[.F20];[.$O$1])" office:value-type="float" office:value="0" calcext:value-type="float">
            <text:p>0</text:p>
          </table:table-cell>
          <table:table-cell table:formula="of:=FINITEFIELDDIVISION([.G20];[.H20];[.$O$1])" office:value-type="float" office:value="10" calcext:value-type="float">
            <text:p>10</text:p>
          </table:table-cell>
          <table:table-cell/>
          <table:table-cell table:formula="of:=MOD([.B21]*[.$C$15]+[.C21]*[.$B$15]; [.$O$1])" office:value-type="float" office:value="9" calcext:value-type="float">
            <text:p>9</text:p>
          </table:table-cell>
          <table:table-cell table:formula="of:=MOD(1+[.$O$3]*[.B21]*[.$B$15]*[.C21]*[.$C$15]; [.$O$1])" office:value-type="float" office:value="1" calcext:value-type="float">
            <text:p>1</text:p>
          </table:table-cell>
          <table:table-cell table:formula="of:=MOD([.C21]*[.$C$15]-[.$O$2]*[.B21]*[.$B$15]; [.$O$1])" office:value-type="float" office:value="6" calcext:value-type="float">
            <text:p>6</text:p>
          </table:table-cell>
          <table:table-cell table:formula="of:=MOD(1-[.$O$3]*[.B21]*[.$B$15]*[.C21]*[.$C$15]; [.$O$1])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4" table:formula="of:=TWISTEDEDWARDSPOINTSSUMX([.$O$3];[.$M21];[.$N21];[.O$14];[.P$14];[.$O$1])" office:value-type="float" office:value="5" calcext:value-type="float">
            <text:p>5</text:p>
          </table:table-cell>
          <table:table-cell table:style-name="ce7" table:formula="of:=TWISTEDEDWARDSPOINTSSUMY([.$O$3];[.$M21];[.$N21];[.O$14];[.P$14];[.$O$1])" office:value-type="float" office:value="9" calcext:value-type="float">
            <text:p>9</text:p>
          </table:table-cell>
          <table:table-cell table:style-name="ce4" table:formula="of:=TWISTEDEDWARDSPOINTSSUMX([.$O$3];[.$M21];[.$N21];[.Q$14];[.R$14];[.$O$1])" office:value-type="float" office:value="6" calcext:value-type="float">
            <text:p>6</text:p>
          </table:table-cell>
          <table:table-cell table:style-name="ce7" table:formula="of:=TWISTEDEDWARDSPOINTSSUMY([.$O$3];[.$M21];[.$N21];[.Q$14];[.R$14];[.$O$1])" office:value-type="float" office:value="2" calcext:value-type="float">
            <text:p>2</text:p>
          </table:table-cell>
          <table:table-cell table:formula="of:=TWISTEDEDWARDSPOINTSSUMX([.$O$3];[.$M21];[.$N21];[.S$14];[.T$14];[.$O$1])" office:value-type="float" office:value="9" calcext:value-type="float">
            <text:p>9</text:p>
          </table:table-cell>
          <table:table-cell table:formula="of:=TWISTEDEDWARDSPOINTSSUMY([.$O$3];[.$M21];[.$N21];[.S$14];[.T$14];[.$O$1])" office:value-type="float" office:value="6" calcext:value-type="float">
            <text:p>6</text:p>
          </table:table-cell>
          <table:table-cell table:formula="of:=TWISTEDEDWARDSPOINTSSUMX([.$O$3];[.$M21];[.$N21];[.U$14];[.V$14];[.$O$1])" office:value-type="float" office:value="9" calcext:value-type="float">
            <text:p>9</text:p>
          </table:table-cell>
          <table:table-cell table:formula="of:=TWISTEDEDWARDSPOINTSSUMY([.$O$3];[.$M21];[.$N21];[.U$14];[.V$14];[.$O$1])" office:value-type="float" office:value="5" calcext:value-type="float">
            <text:p>5</text:p>
          </table:table-cell>
          <table:table-cell table:formula="of:=TWISTEDEDWARDSPOINTSSUMX([.$O$3];[.$M21];[.$N21];[.W$14];[.X$14];[.$O$1])" office:value-type="float" office:value="10" calcext:value-type="float">
            <text:p>10</text:p>
          </table:table-cell>
          <table:table-cell table:formula="of:=TWISTEDEDWARDSPOINTSSUMY([.$O$3];[.$M21];[.$N21];[.W$14];[.X$14];[.$O$1])" office:value-type="float" office:value="0" calcext:value-type="float">
            <text:p>0</text:p>
          </table:table-cell>
          <table:table-cell table:formula="of:=TWISTEDEDWARDSPOINTSSUMX([.$O$3];[.$M21];[.$N21];[.Y$14];[.Z$14];[.$O$1])" office:value-type="float" office:value="0" calcext:value-type="float">
            <text:p>0</text:p>
          </table:table-cell>
          <table:table-cell table:formula="of:=TWISTEDEDWARDSPOINTSSUMY([.$O$3];[.$M21];[.$N21];[.Y$14];[.Z$14];[.$O$1])" office:value-type="float" office:value="10" calcext:value-type="float">
            <text:p>10</text:p>
          </table:table-cell>
          <table:table-cell table:formula="of:=TWISTEDEDWARDSPOINTSSUMX([.$O$3];[.$M21];[.$N21];[.AA$14];[.AB$14];[.$O$1])" office:value-type="float" office:value="5" calcext:value-type="float">
            <text:p>5</text:p>
          </table:table-cell>
          <table:table-cell table:formula="of:=TWISTEDEDWARDSPOINTSSUMY([.$O$3];[.$M21];[.$N21];[.AA$14];[.AB$14];[.$O$1])" office:value-type="float" office:value="2" calcext:value-type="float">
            <text:p>2</text:p>
          </table:table-cell>
          <table:table-cell table:formula="of:=TWISTEDEDWARDSPOINTSSUMX([.$O$3];[.$M21];[.$N21];[.AC$14];[.AD$14];[.$O$1])" office:value-type="float" office:value="6" calcext:value-type="float">
            <text:p>6</text:p>
          </table:table-cell>
          <table:table-cell table:formula="of:=TWISTEDEDWARDSPOINTSSUMY([.$O$3];[.$M21];[.$N21];[.AC$14];[.AD$14];[.$O$1])" office:value-type="float" office:value="9" calcext:value-type="float">
            <text:p>9</text:p>
          </table:table-cell>
          <table:table-cell table:formula="of:=TWISTEDEDWARDSPOINTSSUMX([.$O$3];[.$M21];[.$N21];[.AE$14];[.AF$14];[.$O$1])" office:value-type="float" office:value="0" calcext:value-type="float">
            <text:p>0</text:p>
          </table:table-cell>
          <table:table-cell table:formula="of:=TWISTEDEDWARDSPOINTSSUMY([.$O$3];[.$M21];[.$N21];[.AE$14];[.AF$14];[.$O$1])" office:value-type="float" office:value="1" calcext:value-type="float">
            <text:p>1</text:p>
          </table:table-cell>
          <table:table-cell table:formula="of:=TWISTEDEDWARDSPOINTSSUMX([.$O$3];[.$M21];[.$N21];[.AG$14];[.AH$14];[.$O$1])" office:value-type="float" office:value="1" calcext:value-type="float">
            <text:p>1</text:p>
          </table:table-cell>
          <table:table-cell table:formula="of:=TWISTEDEDWARDSPOINTSSUMY([.$O$3];[.$M21];[.$N21];[.AG$14];[.AH$14];[.$O$1])" office:value-type="float" office:value="0" calcext:value-type="float">
            <text:p>0</text:p>
          </table:table-cell>
          <table:table-cell table:formula="of:=TWISTEDEDWARDSPOINTSSUMX([.$O$3];[.$M21];[.$N21];[.AI$14];[.AJ$14];[.$O$1])" office:value-type="float" office:value="2" calcext:value-type="float">
            <text:p>2</text:p>
          </table:table-cell>
          <table:table-cell table:formula="of:=TWISTEDEDWARDSPOINTSSUMY([.$O$3];[.$M21];[.$N21];[.AI$14];[.AJ$14];[.$O$1])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table:formula="of:=[.A21]+1" office:value-type="float" office:value="7" calcext:value-type="float">
            <text:p>7</text:p>
          </table:table-cell>
          <table:table-cell table:formula="of:=FINITEFIELDDIVISION([.E21];[.F21];[.$O$1])" office:value-type="float" office:value="9" calcext:value-type="float">
            <text:p>9</text:p>
          </table:table-cell>
          <table:table-cell table:formula="of:=FINITEFIELDDIVISION([.G21];[.H21];[.$O$1])" office:value-type="float" office:value="6" calcext:value-type="float">
            <text:p>6</text:p>
          </table:table-cell>
          <table:table-cell/>
          <table:table-cell table:formula="of:=MOD([.B22]*[.$C$15]+[.C22]*[.$B$15]; [.$O$1])" office:value-type="float" office:value="2" calcext:value-type="float">
            <text:p>2</text:p>
          </table:table-cell>
          <table:table-cell table:formula="of:=MOD(1+[.$O$3]*[.B22]*[.$B$15]*[.C22]*[.$C$15]; [.$O$1])" office:value-type="float" office:value="7" calcext:value-type="float">
            <text:p>7</text:p>
          </table:table-cell>
          <table:table-cell table:formula="of:=MOD([.C22]*[.$C$15]-[.$O$2]*[.B22]*[.$B$15]; [.$O$1])" office:value-type="float" office:value="1" calcext:value-type="float">
            <text:p>1</text:p>
          </table:table-cell>
          <table:table-cell table:formula="of:=MOD(1-[.$O$3]*[.B22]*[.$B$15]*[.C22]*[.$C$15]; [.$O$1])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TWISTEDEDWARDSPOINTSSUMX([.$O$3];[.$M22];[.$N22];[.O$14];[.P$14];[.$O$1])" office:value-type="float" office:value="6" calcext:value-type="float">
            <text:p>6</text:p>
          </table:table-cell>
          <table:table-cell table:style-name="ce7" table:formula="of:=TWISTEDEDWARDSPOINTSSUMY([.$O$3];[.$M22];[.$N22];[.O$14];[.P$14];[.$O$1])" office:value-type="float" office:value="2" calcext:value-type="float">
            <text:p>2</text:p>
          </table:table-cell>
          <table:table-cell table:style-name="ce4" table:formula="of:=TWISTEDEDWARDSPOINTSSUMX([.$O$3];[.$M22];[.$N22];[.Q$14];[.R$14];[.$O$1])" office:value-type="float" office:value="5" calcext:value-type="float">
            <text:p>5</text:p>
          </table:table-cell>
          <table:table-cell table:style-name="ce7" table:formula="of:=TWISTEDEDWARDSPOINTSSUMY([.$O$3];[.$M22];[.$N22];[.Q$14];[.R$14];[.$O$1])" office:value-type="float" office:value="9" calcext:value-type="float">
            <text:p>9</text:p>
          </table:table-cell>
          <table:table-cell table:formula="of:=TWISTEDEDWARDSPOINTSSUMX([.$O$3];[.$M22];[.$N22];[.S$14];[.T$14];[.$O$1])" office:value-type="float" office:value="2" calcext:value-type="float">
            <text:p>2</text:p>
          </table:table-cell>
          <table:table-cell table:formula="of:=TWISTEDEDWARDSPOINTSSUMY([.$O$3];[.$M22];[.$N22];[.S$14];[.T$14];[.$O$1])" office:value-type="float" office:value="5" calcext:value-type="float">
            <text:p>5</text:p>
          </table:table-cell>
          <table:table-cell table:formula="of:=TWISTEDEDWARDSPOINTSSUMX([.$O$3];[.$M22];[.$N22];[.U$14];[.V$14];[.$O$1])" office:value-type="float" office:value="2" calcext:value-type="float">
            <text:p>2</text:p>
          </table:table-cell>
          <table:table-cell table:formula="of:=TWISTEDEDWARDSPOINTSSUMY([.$O$3];[.$M22];[.$N22];[.U$14];[.V$14];[.$O$1])" office:value-type="float" office:value="6" calcext:value-type="float">
            <text:p>6</text:p>
          </table:table-cell>
          <table:table-cell table:formula="of:=TWISTEDEDWARDSPOINTSSUMX([.$O$3];[.$M22];[.$N22];[.W$14];[.X$14];[.$O$1])" office:value-type="float" office:value="1" calcext:value-type="float">
            <text:p>1</text:p>
          </table:table-cell>
          <table:table-cell table:formula="of:=TWISTEDEDWARDSPOINTSSUMY([.$O$3];[.$M22];[.$N22];[.W$14];[.X$14];[.$O$1])" office:value-type="float" office:value="0" calcext:value-type="float">
            <text:p>0</text:p>
          </table:table-cell>
          <table:table-cell table:formula="of:=TWISTEDEDWARDSPOINTSSUMX([.$O$3];[.$M22];[.$N22];[.Y$14];[.Z$14];[.$O$1])" office:value-type="float" office:value="0" calcext:value-type="float">
            <text:p>0</text:p>
          </table:table-cell>
          <table:table-cell table:formula="of:=TWISTEDEDWARDSPOINTSSUMY([.$O$3];[.$M22];[.$N22];[.Y$14];[.Z$14];[.$O$1])" office:value-type="float" office:value="1" calcext:value-type="float">
            <text:p>1</text:p>
          </table:table-cell>
          <table:table-cell table:formula="of:=TWISTEDEDWARDSPOINTSSUMX([.$O$3];[.$M22];[.$N22];[.AA$14];[.AB$14];[.$O$1])" office:value-type="float" office:value="6" calcext:value-type="float">
            <text:p>6</text:p>
          </table:table-cell>
          <table:table-cell table:formula="of:=TWISTEDEDWARDSPOINTSSUMY([.$O$3];[.$M22];[.$N22];[.AA$14];[.AB$14];[.$O$1])" office:value-type="float" office:value="9" calcext:value-type="float">
            <text:p>9</text:p>
          </table:table-cell>
          <table:table-cell table:formula="of:=TWISTEDEDWARDSPOINTSSUMX([.$O$3];[.$M22];[.$N22];[.AC$14];[.AD$14];[.$O$1])" office:value-type="float" office:value="5" calcext:value-type="float">
            <text:p>5</text:p>
          </table:table-cell>
          <table:table-cell table:formula="of:=TWISTEDEDWARDSPOINTSSUMY([.$O$3];[.$M22];[.$N22];[.AC$14];[.AD$14];[.$O$1])" office:value-type="float" office:value="2" calcext:value-type="float">
            <text:p>2</text:p>
          </table:table-cell>
          <table:table-cell table:formula="of:=TWISTEDEDWARDSPOINTSSUMX([.$O$3];[.$M22];[.$N22];[.AE$14];[.AF$14];[.$O$1])" office:value-type="float" office:value="0" calcext:value-type="float">
            <text:p>0</text:p>
          </table:table-cell>
          <table:table-cell table:formula="of:=TWISTEDEDWARDSPOINTSSUMY([.$O$3];[.$M22];[.$N22];[.AE$14];[.AF$14];[.$O$1])" office:value-type="float" office:value="10" calcext:value-type="float">
            <text:p>10</text:p>
          </table:table-cell>
          <table:table-cell table:formula="of:=TWISTEDEDWARDSPOINTSSUMX([.$O$3];[.$M22];[.$N22];[.AG$14];[.AH$14];[.$O$1])" office:value-type="float" office:value="10" calcext:value-type="float">
            <text:p>10</text:p>
          </table:table-cell>
          <table:table-cell table:formula="of:=TWISTEDEDWARDSPOINTSSUMY([.$O$3];[.$M22];[.$N22];[.AG$14];[.AH$14];[.$O$1])" office:value-type="float" office:value="0" calcext:value-type="float">
            <text:p>0</text:p>
          </table:table-cell>
          <table:table-cell table:formula="of:=TWISTEDEDWARDSPOINTSSUMX([.$O$3];[.$M22];[.$N22];[.AI$14];[.AJ$14];[.$O$1])" office:value-type="float" office:value="9" calcext:value-type="float">
            <text:p>9</text:p>
          </table:table-cell>
          <table:table-cell table:formula="of:=TWISTEDEDWARDSPOINTSSUMY([.$O$3];[.$M22];[.$N22];[.AI$14];[.AJ$14];[.$O$1])"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table:formula="of:=[.A22]+1" office:value-type="float" office:value="8" calcext:value-type="float">
            <text:p>8</text:p>
          </table:table-cell>
          <table:table-cell table:formula="of:=FINITEFIELDDIVISION([.E22];[.F22];[.$O$1])" office:value-type="float" office:value="5" calcext:value-type="float">
            <text:p>5</text:p>
          </table:table-cell>
          <table:table-cell table:formula="of:=FINITEFIELDDIVISION([.G22];[.H22];[.$O$1])" office:value-type="float" office:value="2" calcext:value-type="float">
            <text:p>2</text:p>
          </table:table-cell>
          <table:table-cell/>
          <table:table-cell table:formula="of:=MOD([.B23]*[.$C$15]+[.C23]*[.$B$15]; [.$O$1])" office:value-type="float" office:value="7" calcext:value-type="float">
            <text:p>7</text:p>
          </table:table-cell>
          <table:table-cell table:formula="of:=MOD(1+[.$O$3]*[.B23]*[.$B$15]*[.C23]*[.$C$15]; [.$O$1])" office:value-type="float" office:value="7" calcext:value-type="float">
            <text:p>7</text:p>
          </table:table-cell>
          <table:table-cell table:formula="of:=MOD([.C23]*[.$C$15]-[.$O$2]*[.B23]*[.$B$15]; [.$O$1])" office:value-type="float" office:value="0" calcext:value-type="float">
            <text:p>0</text:p>
          </table:table-cell>
          <table:table-cell table:formula="of:=MOD(1-[.$O$3]*[.B23]*[.$B$15]*[.C23]*[.$C$15]; [.$O$1])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4" table:formula="of:=TWISTEDEDWARDSPOINTSSUMX([.$O$3];[.$M23];[.$N23];[.O$14];[.P$14];[.$O$1])" office:value-type="float" office:value="6" calcext:value-type="float">
            <text:p>6</text:p>
          </table:table-cell>
          <table:table-cell table:style-name="ce7" table:formula="of:=TWISTEDEDWARDSPOINTSSUMY([.$O$3];[.$M23];[.$N23];[.O$14];[.P$14];[.$O$1])" office:value-type="float" office:value="9" calcext:value-type="float">
            <text:p>9</text:p>
          </table:table-cell>
          <table:table-cell table:style-name="ce4" table:formula="of:=TWISTEDEDWARDSPOINTSSUMX([.$O$3];[.$M23];[.$N23];[.Q$14];[.R$14];[.$O$1])" office:value-type="float" office:value="5" calcext:value-type="float">
            <text:p>5</text:p>
          </table:table-cell>
          <table:table-cell table:style-name="ce7" table:formula="of:=TWISTEDEDWARDSPOINTSSUMY([.$O$3];[.$M23];[.$N23];[.Q$14];[.R$14];[.$O$1])" office:value-type="float" office:value="2" calcext:value-type="float">
            <text:p>2</text:p>
          </table:table-cell>
          <table:table-cell table:formula="of:=TWISTEDEDWARDSPOINTSSUMX([.$O$3];[.$M23];[.$N23];[.S$14];[.T$14];[.$O$1])" office:value-type="float" office:value="9" calcext:value-type="float">
            <text:p>9</text:p>
          </table:table-cell>
          <table:table-cell table:formula="of:=TWISTEDEDWARDSPOINTSSUMY([.$O$3];[.$M23];[.$N23];[.S$14];[.T$14];[.$O$1])" office:value-type="float" office:value="5" calcext:value-type="float">
            <text:p>5</text:p>
          </table:table-cell>
          <table:table-cell table:formula="of:=TWISTEDEDWARDSPOINTSSUMX([.$O$3];[.$M23];[.$N23];[.U$14];[.V$14];[.$O$1])" office:value-type="float" office:value="10" calcext:value-type="float">
            <text:p>10</text:p>
          </table:table-cell>
          <table:table-cell table:formula="of:=TWISTEDEDWARDSPOINTSSUMY([.$O$3];[.$M23];[.$N23];[.U$14];[.V$14];[.$O$1])" office:value-type="float" office:value="0" calcext:value-type="float">
            <text:p>0</text:p>
          </table:table-cell>
          <table:table-cell table:formula="of:=TWISTEDEDWARDSPOINTSSUMX([.$O$3];[.$M23];[.$N23];[.W$14];[.X$14];[.$O$1])" office:value-type="float" office:value="9" calcext:value-type="float">
            <text:p>9</text:p>
          </table:table-cell>
          <table:table-cell table:formula="of:=TWISTEDEDWARDSPOINTSSUMY([.$O$3];[.$M23];[.$N23];[.W$14];[.X$14];[.$O$1])" office:value-type="float" office:value="6" calcext:value-type="float">
            <text:p>6</text:p>
          </table:table-cell>
          <table:table-cell table:formula="of:=TWISTEDEDWARDSPOINTSSUMX([.$O$3];[.$M23];[.$N23];[.Y$14];[.Z$14];[.$O$1])" office:value-type="float" office:value="5" calcext:value-type="float">
            <text:p>5</text:p>
          </table:table-cell>
          <table:table-cell table:formula="of:=TWISTEDEDWARDSPOINTSSUMY([.$O$3];[.$M23];[.$N23];[.Y$14];[.Z$14];[.$O$1])" office:value-type="float" office:value="9" calcext:value-type="float">
            <text:p>9</text:p>
          </table:table-cell>
          <table:table-cell table:formula="of:=TWISTEDEDWARDSPOINTSSUMX([.$O$3];[.$M23];[.$N23];[.AA$14];[.AB$14];[.$O$1])" office:value-type="float" office:value="0" calcext:value-type="float">
            <text:p>0</text:p>
          </table:table-cell>
          <table:table-cell table:formula="of:=TWISTEDEDWARDSPOINTSSUMY([.$O$3];[.$M23];[.$N23];[.AA$14];[.AB$14];[.$O$1])" office:value-type="float" office:value="1" calcext:value-type="float">
            <text:p>1</text:p>
          </table:table-cell>
          <table:table-cell table:formula="of:=TWISTEDEDWARDSPOINTSSUMX([.$O$3];[.$M23];[.$N23];[.AC$14];[.AD$14];[.$O$1])" office:value-type="float" office:value="0" calcext:value-type="float">
            <text:p>0</text:p>
          </table:table-cell>
          <table:table-cell table:formula="of:=TWISTEDEDWARDSPOINTSSUMY([.$O$3];[.$M23];[.$N23];[.AC$14];[.AD$14];[.$O$1])" office:value-type="float" office:value="10" calcext:value-type="float">
            <text:p>10</text:p>
          </table:table-cell>
          <table:table-cell table:formula="of:=TWISTEDEDWARDSPOINTSSUMX([.$O$3];[.$M23];[.$N23];[.AE$14];[.AF$14];[.$O$1])" office:value-type="float" office:value="6" calcext:value-type="float">
            <text:p>6</text:p>
          </table:table-cell>
          <table:table-cell table:formula="of:=TWISTEDEDWARDSPOINTSSUMY([.$O$3];[.$M23];[.$N23];[.AE$14];[.AF$14];[.$O$1])" office:value-type="float" office:value="2" calcext:value-type="float">
            <text:p>2</text:p>
          </table:table-cell>
          <table:table-cell table:formula="of:=TWISTEDEDWARDSPOINTSSUMX([.$O$3];[.$M23];[.$N23];[.AG$14];[.AH$14];[.$O$1])" office:value-type="float" office:value="2" calcext:value-type="float">
            <text:p>2</text:p>
          </table:table-cell>
          <table:table-cell table:formula="of:=TWISTEDEDWARDSPOINTSSUMY([.$O$3];[.$M23];[.$N23];[.AG$14];[.AH$14];[.$O$1])" office:value-type="float" office:value="5" calcext:value-type="float">
            <text:p>5</text:p>
          </table:table-cell>
          <table:table-cell table:formula="of:=TWISTEDEDWARDSPOINTSSUMX([.$O$3];[.$M23];[.$N23];[.AI$14];[.AJ$14];[.$O$1])" office:value-type="float" office:value="1" calcext:value-type="float">
            <text:p>1</text:p>
          </table:table-cell>
          <table:table-cell table:formula="of:=TWISTEDEDWARDSPOINTSSUMY([.$O$3];[.$M23];[.$N23];[.AI$14];[.AJ$14];[.$O$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formula="of:=[.A23]+1" office:value-type="float" office:value="9" calcext:value-type="float">
            <text:p>9</text:p>
          </table:table-cell>
          <table:table-cell table:formula="of:=FINITEFIELDDIVISION([.E23];[.F23];[.$O$1])" office:value-type="float" office:value="1" calcext:value-type="float">
            <text:p>1</text:p>
          </table:table-cell>
          <table:table-cell table:formula="of:=FINITEFIELDDIVISION([.G23];[.H23];[.$O$1])" office:value-type="float" office:value="0" calcext:value-type="float">
            <text:p>0</text:p>
          </table:table-cell>
          <table:table-cell/>
          <table:table-cell table:formula="of:=MOD([.B24]*[.$C$15]+[.C24]*[.$B$15]; [.$O$1])" office:value-type="float" office:value="5" calcext:value-type="float">
            <text:p>5</text:p>
          </table:table-cell>
          <table:table-cell table:formula="of:=MOD(1+[.$O$3]*[.B24]*[.$B$15]*[.C24]*[.$C$15]; [.$O$1])" office:value-type="float" office:value="1" calcext:value-type="float">
            <text:p>1</text:p>
          </table:table-cell>
          <table:table-cell table:formula="of:=MOD([.C24]*[.$C$15]-[.$O$2]*[.B24]*[.$B$15]; [.$O$1])" office:value-type="float" office:value="9" calcext:value-type="float">
            <text:p>9</text:p>
          </table:table-cell>
          <table:table-cell table:formula="of:=MOD(1-[.$O$3]*[.B24]*[.$B$15]*[.C24]*[.$C$15]; [.$O$1])"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table:formula="of:=TWISTEDEDWARDSPOINTSSUMX([.$O$3];[.$M24];[.$N24];[.O$14];[.P$14];[.$O$1])" office:value-type="float" office:value="9" calcext:value-type="float">
            <text:p>9</text:p>
          </table:table-cell>
          <table:table-cell table:style-name="ce7" table:formula="of:=TWISTEDEDWARDSPOINTSSUMY([.$O$3];[.$M24];[.$N24];[.O$14];[.P$14];[.$O$1])" office:value-type="float" office:value="5" calcext:value-type="float">
            <text:p>5</text:p>
          </table:table-cell>
          <table:table-cell table:style-name="ce4" table:formula="of:=TWISTEDEDWARDSPOINTSSUMX([.$O$3];[.$M24];[.$N24];[.Q$14];[.R$14];[.$O$1])" office:value-type="float" office:value="2" calcext:value-type="float">
            <text:p>2</text:p>
          </table:table-cell>
          <table:table-cell table:style-name="ce7" table:formula="of:=TWISTEDEDWARDSPOINTSSUMY([.$O$3];[.$M24];[.$N24];[.Q$14];[.R$14];[.$O$1])" office:value-type="float" office:value="6" calcext:value-type="float">
            <text:p>6</text:p>
          </table:table-cell>
          <table:table-cell table:formula="of:=TWISTEDEDWARDSPOINTSSUMX([.$O$3];[.$M24];[.$N24];[.S$14];[.T$14];[.$O$1])" office:value-type="float" office:value="5" calcext:value-type="float">
            <text:p>5</text:p>
          </table:table-cell>
          <table:table-cell table:formula="of:=TWISTEDEDWARDSPOINTSSUMY([.$O$3];[.$M24];[.$N24];[.S$14];[.T$14];[.$O$1])" office:value-type="float" office:value="2" calcext:value-type="float">
            <text:p>2</text:p>
          </table:table-cell>
          <table:table-cell table:formula="of:=TWISTEDEDWARDSPOINTSSUMX([.$O$3];[.$M24];[.$N24];[.U$14];[.V$14];[.$O$1])" office:value-type="float" office:value="0" calcext:value-type="float">
            <text:p>0</text:p>
          </table:table-cell>
          <table:table-cell table:formula="of:=TWISTEDEDWARDSPOINTSSUMY([.$O$3];[.$M24];[.$N24];[.U$14];[.V$14];[.$O$1])" office:value-type="float" office:value="1" calcext:value-type="float">
            <text:p>1</text:p>
          </table:table-cell>
          <table:table-cell table:formula="of:=TWISTEDEDWARDSPOINTSSUMX([.$O$3];[.$M24];[.$N24];[.W$14];[.X$14];[.$O$1])" office:value-type="float" office:value="6" calcext:value-type="float">
            <text:p>6</text:p>
          </table:table-cell>
          <table:table-cell table:formula="of:=TWISTEDEDWARDSPOINTSSUMY([.$O$3];[.$M24];[.$N24];[.W$14];[.X$14];[.$O$1])" office:value-type="float" office:value="2" calcext:value-type="float">
            <text:p>2</text:p>
          </table:table-cell>
          <table:table-cell table:formula="of:=TWISTEDEDWARDSPOINTSSUMX([.$O$3];[.$M24];[.$N24];[.Y$14];[.Z$14];[.$O$1])" office:value-type="float" office:value="9" calcext:value-type="float">
            <text:p>9</text:p>
          </table:table-cell>
          <table:table-cell table:formula="of:=TWISTEDEDWARDSPOINTSSUMY([.$O$3];[.$M24];[.$N24];[.Y$14];[.Z$14];[.$O$1])" office:value-type="float" office:value="6" calcext:value-type="float">
            <text:p>6</text:p>
          </table:table-cell>
          <table:table-cell table:formula="of:=TWISTEDEDWARDSPOINTSSUMX([.$O$3];[.$M24];[.$N24];[.AA$14];[.AB$14];[.$O$1])" office:value-type="float" office:value="1" calcext:value-type="float">
            <text:p>1</text:p>
          </table:table-cell>
          <table:table-cell table:formula="of:=TWISTEDEDWARDSPOINTSSUMY([.$O$3];[.$M24];[.$N24];[.AA$14];[.AB$14];[.$O$1])" office:value-type="float" office:value="0" calcext:value-type="float">
            <text:p>0</text:p>
          </table:table-cell>
          <table:table-cell table:formula="of:=TWISTEDEDWARDSPOINTSSUMX([.$O$3];[.$M24];[.$N24];[.AC$14];[.AD$14];[.$O$1])" office:value-type="float" office:value="10" calcext:value-type="float">
            <text:p>10</text:p>
          </table:table-cell>
          <table:table-cell table:formula="of:=TWISTEDEDWARDSPOINTSSUMY([.$O$3];[.$M24];[.$N24];[.AC$14];[.AD$14];[.$O$1])" office:value-type="float" office:value="0" calcext:value-type="float">
            <text:p>0</text:p>
          </table:table-cell>
          <table:table-cell table:formula="of:=TWISTEDEDWARDSPOINTSSUMX([.$O$3];[.$M24];[.$N24];[.AE$14];[.AF$14];[.$O$1])" office:value-type="float" office:value="2" calcext:value-type="float">
            <text:p>2</text:p>
          </table:table-cell>
          <table:table-cell table:formula="of:=TWISTEDEDWARDSPOINTSSUMY([.$O$3];[.$M24];[.$N24];[.AE$14];[.AF$14];[.$O$1])" office:value-type="float" office:value="5" calcext:value-type="float">
            <text:p>5</text:p>
          </table:table-cell>
          <table:table-cell table:formula="of:=TWISTEDEDWARDSPOINTSSUMX([.$O$3];[.$M24];[.$N24];[.AG$14];[.AH$14];[.$O$1])" office:value-type="float" office:value="5" calcext:value-type="float">
            <text:p>5</text:p>
          </table:table-cell>
          <table:table-cell table:formula="of:=TWISTEDEDWARDSPOINTSSUMY([.$O$3];[.$M24];[.$N24];[.AG$14];[.AH$14];[.$O$1])" office:value-type="float" office:value="9" calcext:value-type="float">
            <text:p>9</text:p>
          </table:table-cell>
          <table:table-cell table:formula="of:=TWISTEDEDWARDSPOINTSSUMX([.$O$3];[.$M24];[.$N24];[.AI$14];[.AJ$14];[.$O$1])" office:value-type="float" office:value="0" calcext:value-type="float">
            <text:p>0</text:p>
          </table:table-cell>
          <table:table-cell table:formula="of:=TWISTEDEDWARDSPOINTSSUMY([.$O$3];[.$M24];[.$N24];[.AI$14];[.AJ$14];[.$O$1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table:formula="of:=[.A24]+1" office:value-type="float" office:value="10" calcext:value-type="float">
            <text:p>10</text:p>
          </table:table-cell>
          <table:table-cell table:formula="of:=FINITEFIELDDIVISION([.E24];[.F24];[.$O$1])" office:value-type="float" office:value="5" calcext:value-type="float">
            <text:p>5</text:p>
          </table:table-cell>
          <table:table-cell table:formula="of:=FINITEFIELDDIVISION([.G24];[.H24];[.$O$1])" office:value-type="float" office:value="9" calcext:value-type="float">
            <text:p>9</text:p>
          </table:table-cell>
          <table:table-cell/>
          <table:table-cell table:formula="of:=MOD([.B25]*[.$C$15]+[.C25]*[.$B$15]; [.$O$1])" office:value-type="float" office:value="10" calcext:value-type="float">
            <text:p>10</text:p>
          </table:table-cell>
          <table:table-cell table:formula="of:=MOD(1+[.$O$3]*[.B25]*[.$B$15]*[.C25]*[.$C$15]; [.$O$1])" office:value-type="float" office:value="6" calcext:value-type="float">
            <text:p>6</text:p>
          </table:table-cell>
          <table:table-cell table:formula="of:=MOD([.C25]*[.$C$15]-[.$O$2]*[.B25]*[.$B$15]; [.$O$1])" office:value-type="float" office:value="2" calcext:value-type="float">
            <text:p>2</text:p>
          </table:table-cell>
          <table:table-cell table:formula="of:=MOD(1-[.$O$3]*[.B25]*[.$B$15]*[.C25]*[.$C$15]; [.$O$1]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5" table:formula="of:=TWISTEDEDWARDSPOINTSSUMX([.$O$3];[.$M25];[.$N25];[.O$14];[.P$14];[.$O$1])" office:value-type="float" office:value="9" calcext:value-type="float">
            <text:p>9</text:p>
          </table:table-cell>
          <table:table-cell table:style-name="ce8" table:formula="of:=TWISTEDEDWARDSPOINTSSUMY([.$O$3];[.$M25];[.$N25];[.O$14];[.P$14];[.$O$1])" office:value-type="float" office:value="6" calcext:value-type="float">
            <text:p>6</text:p>
          </table:table-cell>
          <table:table-cell table:style-name="ce5" table:formula="of:=TWISTEDEDWARDSPOINTSSUMX([.$O$3];[.$M25];[.$N25];[.Q$14];[.R$14];[.$O$1])" office:value-type="float" office:value="2" calcext:value-type="float">
            <text:p>2</text:p>
          </table:table-cell>
          <table:table-cell table:style-name="ce8" table:formula="of:=TWISTEDEDWARDSPOINTSSUMY([.$O$3];[.$M25];[.$N25];[.Q$14];[.R$14];[.$O$1])" office:value-type="float" office:value="5" calcext:value-type="float">
            <text:p>5</text:p>
          </table:table-cell>
          <table:table-cell table:formula="of:=TWISTEDEDWARDSPOINTSSUMX([.$O$3];[.$M25];[.$N25];[.S$14];[.T$14];[.$O$1])" office:value-type="float" office:value="6" calcext:value-type="float">
            <text:p>6</text:p>
          </table:table-cell>
          <table:table-cell table:formula="of:=TWISTEDEDWARDSPOINTSSUMY([.$O$3];[.$M25];[.$N25];[.S$14];[.T$14];[.$O$1])" office:value-type="float" office:value="2" calcext:value-type="float">
            <text:p>2</text:p>
          </table:table-cell>
          <table:table-cell table:formula="of:=TWISTEDEDWARDSPOINTSSUMX([.$O$3];[.$M25];[.$N25];[.U$14];[.V$14];[.$O$1])" office:value-type="float" office:value="5" calcext:value-type="float">
            <text:p>5</text:p>
          </table:table-cell>
          <table:table-cell table:formula="of:=TWISTEDEDWARDSPOINTSSUMY([.$O$3];[.$M25];[.$N25];[.U$14];[.V$14];[.$O$1])" office:value-type="float" office:value="2" calcext:value-type="float">
            <text:p>2</text:p>
          </table:table-cell>
          <table:table-cell table:formula="of:=TWISTEDEDWARDSPOINTSSUMX([.$O$3];[.$M25];[.$N25];[.W$14];[.X$14];[.$O$1])" office:value-type="float" office:value="0" calcext:value-type="float">
            <text:p>0</text:p>
          </table:table-cell>
          <table:table-cell table:formula="of:=TWISTEDEDWARDSPOINTSSUMY([.$O$3];[.$M25];[.$N25];[.W$14];[.X$14];[.$O$1])" office:value-type="float" office:value="1" calcext:value-type="float">
            <text:p>1</text:p>
          </table:table-cell>
          <table:table-cell table:formula="of:=TWISTEDEDWARDSPOINTSSUMX([.$O$3];[.$M25];[.$N25];[.Y$14];[.Z$14];[.$O$1])" office:value-type="float" office:value="10" calcext:value-type="float">
            <text:p>10</text:p>
          </table:table-cell>
          <table:table-cell table:formula="of:=TWISTEDEDWARDSPOINTSSUMY([.$O$3];[.$M25];[.$N25];[.Y$14];[.Z$14];[.$O$1])" office:value-type="float" office:value="0" calcext:value-type="float">
            <text:p>0</text:p>
          </table:table-cell>
          <table:table-cell table:formula="of:=TWISTEDEDWARDSPOINTSSUMX([.$O$3];[.$M25];[.$N25];[.AA$14];[.AB$14];[.$O$1])" office:value-type="float" office:value="2" calcext:value-type="float">
            <text:p>2</text:p>
          </table:table-cell>
          <table:table-cell table:formula="of:=TWISTEDEDWARDSPOINTSSUMY([.$O$3];[.$M25];[.$N25];[.AA$14];[.AB$14];[.$O$1])" office:value-type="float" office:value="6" calcext:value-type="float">
            <text:p>6</text:p>
          </table:table-cell>
          <table:table-cell table:formula="of:=TWISTEDEDWARDSPOINTSSUMX([.$O$3];[.$M25];[.$N25];[.AC$14];[.AD$14];[.$O$1])" office:value-type="float" office:value="9" calcext:value-type="float">
            <text:p>9</text:p>
          </table:table-cell>
          <table:table-cell table:formula="of:=TWISTEDEDWARDSPOINTSSUMY([.$O$3];[.$M25];[.$N25];[.AC$14];[.AD$14];[.$O$1])" office:value-type="float" office:value="5" calcext:value-type="float">
            <text:p>5</text:p>
          </table:table-cell>
          <table:table-cell table:formula="of:=TWISTEDEDWARDSPOINTSSUMX([.$O$3];[.$M25];[.$N25];[.AE$14];[.AF$14];[.$O$1])" office:value-type="float" office:value="1" calcext:value-type="float">
            <text:p>1</text:p>
          </table:table-cell>
          <table:table-cell table:formula="of:=TWISTEDEDWARDSPOINTSSUMY([.$O$3];[.$M25];[.$N25];[.AE$14];[.AF$14];[.$O$1])" office:value-type="float" office:value="0" calcext:value-type="float">
            <text:p>0</text:p>
          </table:table-cell>
          <table:table-cell table:formula="of:=TWISTEDEDWARDSPOINTSSUMX([.$O$3];[.$M25];[.$N25];[.AG$14];[.AH$14];[.$O$1])" office:value-type="float" office:value="0" calcext:value-type="float">
            <text:p>0</text:p>
          </table:table-cell>
          <table:table-cell table:formula="of:=TWISTEDEDWARDSPOINTSSUMY([.$O$3];[.$M25];[.$N25];[.AG$14];[.AH$14];[.$O$1])" office:value-type="float" office:value="10" calcext:value-type="float">
            <text:p>10</text:p>
          </table:table-cell>
          <table:table-cell table:formula="of:=TWISTEDEDWARDSPOINTSSUMX([.$O$3];[.$M25];[.$N25];[.AI$14];[.AJ$14];[.$O$1])" office:value-type="float" office:value="6" calcext:value-type="float">
            <text:p>6</text:p>
          </table:table-cell>
          <table:table-cell table:formula="of:=TWISTEDEDWARDSPOINTSSUMY([.$O$3];[.$M25];[.$N25];[.AI$14];[.AJ$14];[.$O$1])"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table:formula="of:=[.A25]+1" office:value-type="float" office:value="11" calcext:value-type="float">
            <text:p>11</text:p>
          </table:table-cell>
          <table:table-cell table:formula="of:=FINITEFIELDDIVISION([.E25];[.F25];[.$O$1])" office:value-type="float" office:value="9" calcext:value-type="float">
            <text:p>9</text:p>
          </table:table-cell>
          <table:table-cell table:formula="of:=FINITEFIELDDIVISION([.G25];[.H25];[.$O$1])" office:value-type="float" office:value="5" calcext:value-type="float">
            <text:p>5</text:p>
          </table:table-cell>
          <table:table-cell/>
          <table:table-cell table:formula="of:=MOD([.B26]*[.$C$15]+[.C26]*[.$B$15]; [.$O$1])" office:value-type="float" office:value="0" calcext:value-type="float">
            <text:p>0</text:p>
          </table:table-cell>
          <table:table-cell table:formula="of:=MOD(1+[.$O$3]*[.B26]*[.$B$15]*[.C26]*[.$C$15]; [.$O$1])" office:value-type="float" office:value="6" calcext:value-type="float">
            <text:p>6</text:p>
          </table:table-cell>
          <table:table-cell table:formula="of:=MOD([.C26]*[.$C$15]-[.$O$2]*[.B26]*[.$B$15]; [.$O$1])" office:value-type="float" office:value="7" calcext:value-type="float">
            <text:p>7</text:p>
          </table:table-cell>
          <table:table-cell table:formula="of:=MOD(1-[.$O$3]*[.B26]*[.$B$15]*[.C26]*[.$C$15]; [.$O$1])" office:value-type="float" office:value="7" calcext:value-type="float">
            <text:p>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TWISTEDEDWARDSPOINTSSUMX([.$O$3];[.$M26];[.$N26];[.O$14];[.P$14];[.$O$1])" office:value-type="float" office:value="10" calcext:value-type="float">
            <text:p>10</text:p>
          </table:table-cell>
          <table:table-cell table:style-name="ce8" table:formula="of:=TWISTEDEDWARDSPOINTSSUMY([.$O$3];[.$M26];[.$N26];[.O$14];[.P$14];[.$O$1])" office:value-type="float" office:value="0" calcext:value-type="float">
            <text:p>0</text:p>
          </table:table-cell>
          <table:table-cell table:style-name="ce5" table:formula="of:=TWISTEDEDWARDSPOINTSSUMX([.$O$3];[.$M26];[.$N26];[.Q$14];[.R$14];[.$O$1])" office:value-type="float" office:value="1" calcext:value-type="float">
            <text:p>1</text:p>
          </table:table-cell>
          <table:table-cell table:style-name="ce8" table:formula="of:=TWISTEDEDWARDSPOINTSSUMY([.$O$3];[.$M26];[.$N26];[.Q$14];[.R$14];[.$O$1])" office:value-type="float" office:value="0" calcext:value-type="float">
            <text:p>0</text:p>
          </table:table-cell>
          <table:table-cell table:formula="of:=TWISTEDEDWARDSPOINTSSUMX([.$O$3];[.$M26];[.$N26];[.S$14];[.T$14];[.$O$1])" office:value-type="float" office:value="0" calcext:value-type="float">
            <text:p>0</text:p>
          </table:table-cell>
          <table:table-cell table:formula="of:=TWISTEDEDWARDSPOINTSSUMY([.$O$3];[.$M26];[.$N26];[.S$14];[.T$14];[.$O$1])" office:value-type="float" office:value="1" calcext:value-type="float">
            <text:p>1</text:p>
          </table:table-cell>
          <table:table-cell table:formula="of:=TWISTEDEDWARDSPOINTSSUMX([.$O$3];[.$M26];[.$N26];[.U$14];[.V$14];[.$O$1])" office:value-type="float" office:value="6" calcext:value-type="float">
            <text:p>6</text:p>
          </table:table-cell>
          <table:table-cell table:formula="of:=TWISTEDEDWARDSPOINTSSUMY([.$O$3];[.$M26];[.$N26];[.U$14];[.V$14];[.$O$1])" office:value-type="float" office:value="2" calcext:value-type="float">
            <text:p>2</text:p>
          </table:table-cell>
          <table:table-cell table:formula="of:=TWISTEDEDWARDSPOINTSSUMX([.$O$3];[.$M26];[.$N26];[.W$14];[.X$14];[.$O$1])" office:value-type="float" office:value="5" calcext:value-type="float">
            <text:p>5</text:p>
          </table:table-cell>
          <table:table-cell table:formula="of:=TWISTEDEDWARDSPOINTSSUMY([.$O$3];[.$M26];[.$N26];[.W$14];[.X$14];[.$O$1])" office:value-type="float" office:value="2" calcext:value-type="float">
            <text:p>2</text:p>
          </table:table-cell>
          <table:table-cell table:formula="of:=TWISTEDEDWARDSPOINTSSUMX([.$O$3];[.$M26];[.$N26];[.Y$14];[.Z$14];[.$O$1])" office:value-type="float" office:value="9" calcext:value-type="float">
            <text:p>9</text:p>
          </table:table-cell>
          <table:table-cell table:formula="of:=TWISTEDEDWARDSPOINTSSUMY([.$O$3];[.$M26];[.$N26];[.Y$14];[.Z$14];[.$O$1])" office:value-type="float" office:value="5" calcext:value-type="float">
            <text:p>5</text:p>
          </table:table-cell>
          <table:table-cell table:formula="of:=TWISTEDEDWARDSPOINTSSUMX([.$O$3];[.$M26];[.$N26];[.AA$14];[.AB$14];[.$O$1])" office:value-type="float" office:value="2" calcext:value-type="float">
            <text:p>2</text:p>
          </table:table-cell>
          <table:table-cell table:formula="of:=TWISTEDEDWARDSPOINTSSUMY([.$O$3];[.$M26];[.$N26];[.AA$14];[.AB$14];[.$O$1])" office:value-type="float" office:value="5" calcext:value-type="float">
            <text:p>5</text:p>
          </table:table-cell>
          <table:table-cell table:formula="of:=TWISTEDEDWARDSPOINTSSUMX([.$O$3];[.$M26];[.$N26];[.AC$14];[.AD$14];[.$O$1])" office:value-type="float" office:value="9" calcext:value-type="float">
            <text:p>9</text:p>
          </table:table-cell>
          <table:table-cell table:formula="of:=TWISTEDEDWARDSPOINTSSUMY([.$O$3];[.$M26];[.$N26];[.AC$14];[.AD$14];[.$O$1])" office:value-type="float" office:value="6" calcext:value-type="float">
            <text:p>6</text:p>
          </table:table-cell>
          <table:table-cell table:formula="of:=TWISTEDEDWARDSPOINTSSUMX([.$O$3];[.$M26];[.$N26];[.AE$14];[.AF$14];[.$O$1])" office:value-type="float" office:value="2" calcext:value-type="float">
            <text:p>2</text:p>
          </table:table-cell>
          <table:table-cell table:formula="of:=TWISTEDEDWARDSPOINTSSUMY([.$O$3];[.$M26];[.$N26];[.AE$14];[.AF$14];[.$O$1])" office:value-type="float" office:value="6" calcext:value-type="float">
            <text:p>6</text:p>
          </table:table-cell>
          <table:table-cell table:formula="of:=TWISTEDEDWARDSPOINTSSUMX([.$O$3];[.$M26];[.$N26];[.AG$14];[.AH$14];[.$O$1])" office:value-type="float" office:value="6" calcext:value-type="float">
            <text:p>6</text:p>
          </table:table-cell>
          <table:table-cell table:formula="of:=TWISTEDEDWARDSPOINTSSUMY([.$O$3];[.$M26];[.$N26];[.AG$14];[.AH$14];[.$O$1])" office:value-type="float" office:value="9" calcext:value-type="float">
            <text:p>9</text:p>
          </table:table-cell>
          <table:table-cell table:formula="of:=TWISTEDEDWARDSPOINTSSUMX([.$O$3];[.$M26];[.$N26];[.AI$14];[.AJ$14];[.$O$1])" office:value-type="float" office:value="5" calcext:value-type="float">
            <text:p>5</text:p>
          </table:table-cell>
          <table:table-cell table:formula="of:=TWISTEDEDWARDSPOINTSSUMY([.$O$3];[.$M26];[.$N26];[.AI$14];[.AJ$14];[.$O$1])"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table:formula="of:=[.A26]+1" office:value-type="float" office:value="12" calcext:value-type="float">
            <text:p>12</text:p>
          </table:table-cell>
          <table:table-cell table:formula="of:=FINITEFIELDDIVISION([.E26];[.F26];[.$O$1])" office:value-type="float" office:value="0" calcext:value-type="float">
            <text:p>0</text:p>
          </table:table-cell>
          <table:table-cell table:formula="of:=FINITEFIELDDIVISION([.G26];[.H26];[.$O$1])" office:value-type="float" office:value="1" calcext:value-type="float">
            <text:p>1</text:p>
          </table:table-cell>
          <table:table-cell/>
          <table:table-cell table:formula="of:=MOD([.B27]*[.$C$15]+[.C27]*[.$B$15]; [.$O$1])" office:value-type="float" office:value="2" calcext:value-type="float">
            <text:p>2</text:p>
          </table:table-cell>
          <table:table-cell table:formula="of:=MOD(1+[.$O$3]*[.B27]*[.$B$15]*[.C27]*[.$C$15]; [.$O$1])" office:value-type="float" office:value="1" calcext:value-type="float">
            <text:p>1</text:p>
          </table:table-cell>
          <table:table-cell table:formula="of:=MOD([.C27]*[.$C$15]-[.$O$2]*[.B27]*[.$B$15]; [.$O$1])" office:value-type="float" office:value="5" calcext:value-type="float">
            <text:p>5</text:p>
          </table:table-cell>
          <table:table-cell table:formula="of:=MOD(1-[.$O$3]*[.B27]*[.$B$15]*[.C27]*[.$C$15]; [.$O$1])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FINITEFIELDDIVISION([.E27];[.F27];[.$O$1])" office:value-type="float" office:value="2" calcext:value-type="float">
            <text:p>2</text:p>
          </table:table-cell>
          <table:table-cell table:formula="of:=FINITEFIELDDIVISION([.G27];[.H27];[.$O$1])" office:value-type="float" office:value="5" calcext:value-type="float">
            <text:p>5</text:p>
          </table:table-cell>
          <table:table-cell/>
          <table:table-cell table:formula="of:=MOD([.B28]*[.$C$15]+[.C28]*[.$B$15]; [.$O$1])" office:value-type="float" office:value="9" calcext:value-type="float">
            <text:p>9</text:p>
          </table:table-cell>
          <table:table-cell table:formula="of:=MOD(1+[.$O$3]*[.B28]*[.$B$15]*[.C28]*[.$C$15]; [.$O$1])" office:value-type="float" office:value="7" calcext:value-type="float">
            <text:p>7</text:p>
          </table:table-cell>
          <table:table-cell table:formula="of:=MOD([.C28]*[.$C$15]-[.$O$2]*[.B28]*[.$B$15]; [.$O$1])" office:value-type="float" office:value="10" calcext:value-type="float">
            <text:p>10</text:p>
          </table:table-cell>
          <table:table-cell table:formula="of:=MOD(1-[.$O$3]*[.B28]*[.$B$15]*[.C28]*[.$C$15]; [.$O$1])" office:value-type="float" office:value="6" calcext:value-type="float">
            <text:p>6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.00.0000</text:date>, <text:time style:data-style-name="N2" text:time-value="00:24:48.337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7:39:31.857000000</meta:creation-date>
    <dc:date>2021-11-01T00:25:41.179000000</dc:date>
    <meta:editing-duration>PT36M14S</meta:editing-duration>
    <meta:editing-cycles>3</meta:editing-cycles>
    <meta:generator>LibreOffice/7.2.0.4$Windows_X86_64 LibreOffice_project/9a9c6381e3f7a62afc1329bd359cc48accb6435b</meta:generator>
    <meta:document-statistic meta:table-count="1" meta:cell-count="71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DefInt result

Sub Main

End Sub

Function FiniteFieldDivision( Divident, Divisor, Modulo )
	For result = 0 To Modulo - 1 Step 1
		If ( result * Divisor mod Modulo = Divident ) Then
			FiniteFieldDivision = result
		EndIf
	Next
End Function

Function TwistedEdwardsPointsSumX( D, X1, Y1, X2, Y2, P )
	CH = (X1 * Y2 + X2 * Y1) mod P
	ZN = (1 + D * X1 * X2 * Y1 * Y2) mod P
	TwistedEdwardsPointsSumX = FiniteFieldDivision(CH, ZN, P)
End Function

Function TwistedEdwardsPointsSumY( D, X1, Y1, X2, Y2, P )
	CH = (((Y1 * Y2 - X1 * X2) mod P) + P) mod P
	ZN = (((1 - D * X1 * X2 * Y1 * Y2) mod P) + P) mod P
	TwistedEdwardsPointsSumY = FiniteFieldDivision(CH, ZN, P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